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3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1" style:family="graphic" style:parent-style-name="objectwithoutfill">
      <style:graphic-properties svg:stroke-color="#cc0000" draw:fill="none" draw:textarea-vertical-align="middle"/>
    </style:style>
    <style:style style:name="gr4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draw:fill="none" draw:textarea-horizontal-align="center" draw:textarea-vertical-align="middle"/>
    </style:style>
    <style:style style:name="gr51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2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5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6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65" style:family="graphic" style:parent-style-name="objectwithoutfill">
      <style:graphic-properties svg:stroke-color="#009900" draw:fill="none" draw:textarea-vertical-align="middle"/>
    </style:style>
    <style:style style:name="gr6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9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71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2" style:family="graphic" style:parent-style-name="objectwithoutfill">
      <style:graphic-properties svg:stroke-color="#cc0000" draw:marker-end="Small_20_Arrow" draw:fill="none" draw:textarea-vertical-align="middle"/>
    </style:style>
    <style:style style:name="gr7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75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8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8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88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93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color="#000000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-color="#ffffff" draw:opacity="0%"/>
      <style:paragraph-properties fo:text-align="center"/>
      <style:text-properties fo:color="#0000cc"/>
    </style:style>
    <style:style style:name="P25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8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9" style:family="paragraph">
      <loext:graphic-properties draw:fill="none" draw:fill-color="#ffffff"/>
      <style:text-properties fo:color="#0000cc" fo:font-size="18pt"/>
    </style:style>
    <style:style style:name="P30" style:family="paragraph">
      <loext:graphic-properties draw:fill-color="#000000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c0000" fo:font-size="18pt" fo:font-weight="bold" style:font-weight-asian="bold" style:font-weight-complex="bold"/>
    </style:style>
    <style:style style:name="T7" style:family="text">
      <style:text-properties fo:color="#cc0000" fo:font-size="18pt"/>
    </style:style>
    <style:style style:name="T8" style:family="text">
      <style:text-properties fo:color="#cc0000" fo:font-size="10.5pt" style:font-size-asian="10.5pt" style:font-size-complex="10.5pt"/>
    </style:style>
    <style:style style:name="T9" style:family="text">
      <style:text-properties fo:color="#000066" fo:font-size="10.5pt" style:font-size-asian="10.5pt" style:font-size-complex="10.5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66" fo:font-size="18pt" fo:font-weight="bold" style:font-weight-asian="bold" style:font-weight-complex="bold"/>
    </style:style>
    <style:style style:name="T12" style:family="text">
      <style:text-properties fo:color="#000066" fo:font-size="18pt"/>
    </style:style>
    <style:style style:name="T13" style:family="text">
      <style:text-properties fo:color="#009900" fo:font-size="18pt"/>
    </style:style>
    <style:style style:name="T14" style:family="text">
      <style:text-properties fo:color="#009900" style:font-name="Liberation Sans1" fo:font-size="18pt"/>
    </style:style>
    <style:style style:name="T15" style:family="text">
      <style:text-properties fo:color="#009900" fo:font-size="18pt" fo:font-weight="bold" style:font-weight-asian="bold" style:font-weight-complex="bold"/>
    </style:style>
    <style:style style:name="T16" style:family="text">
      <style:text-properties fo:color="#000066" fo:font-size="18pt" style:text-underline-style="none" fo:font-weight="bold" style:font-weight-asian="bold" style:font-weight-complex="bold"/>
    </style:style>
    <style:style style:name="T17" style:family="text">
      <style:text-properties fo:color="#cc0000" fo:font-size="18pt" style:text-underline-style="none" fo:font-weight="bold" style:font-weight-asian="bold" style:font-weight-complex="bold"/>
    </style:style>
    <style:style style:name="T18" style:family="text">
      <style:text-properties fo:color="#009900" fo:font-size="10.5pt" style:font-size-asian="10.5pt" style:font-size-complex="10.5pt"/>
    </style:style>
    <style:style style:name="T19" style:family="text">
      <style:text-properties fo:color="#cc3300" fo:font-size="10.5pt" style:font-size-asian="10.5pt" style:font-size-complex="10.5pt"/>
    </style:style>
    <style:style style:name="T20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7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7.5cm" svg:x2="5cm" svg:y2="7.5cm">
          <text:p/>
        </draw:line>
        <draw:line draw:style-name="gr2" draw:text-style-name="P2" draw:layer="layout" svg:x1="5cm" svg:y1="6.5cm" svg:x2="3cm" svg:y2="6.5cm">
          <text:p/>
        </draw:line>
        <draw:frame draw:style-name="gr3" draw:text-style-name="P3" draw:layer="layout" svg:width="4.067cm" svg:height="1cm" svg:x="5cm" svg:y="6cm">
          <draw:text-box>
            <text:p><text:span text:style-name="T2">‘</text:span><text:span text:style-name="T2">prev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i</text:span><text:span text:style-name="T2">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</text:span><text:span text:style-name="T1">ng</text:span></text:p>
            <text:p><text:span text:style-name="T1">key-</text:span><text:span text:style-name="T1">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</text:span><text:span text:style-name="T1">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5"/><text:s text:c="3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5"/><text:s text:c="3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8" draw:text-style-name="P10" draw:layer="layout" svg:width="12.131cm" svg:height="0.962cm" svg:x="3.001cm" svg:y="4.529cm">
          <draw:text-box>
            <text:p><text:span text:style-name="T6">Ope. </text:span><text:span text:style-name="T6">1.</text:span><text:span text:style-name="T7"> </text:span><text:span text:style-name="T7">New </text:span><text:span text:style-name="T7">inser</text:span><text:span text:style-name="T7">tion </text:span><text:span text:style-name="T7">of a </text:span><text:span text:style-name="T7">key-</text:span><text:span text:style-name="T7">value </text:span><text:span text:style-name="T7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.095cm" svg:height="0.662cm" svg:x="3.11cm" svg:y="8.5cm">
          <draw:text-box>
            <text:p text:style-name="P11"><text:span text:style-name="T8">first</text:span></text:p>
          </draw:text-box>
        </draw:frame>
        <draw:path draw:style-name="gr41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2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3cm" svg:y="6.703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5.025cm" svg:y="6.001cm">
          <draw:text-box>
            <text:p text:style-name="P11"><text:span text:style-name="T9">empty</text:span></text:p>
          </draw:text-box>
        </draw:frame>
        <draw:line draw:style-name="gr41" draw:text-style-name="P2" draw:layer="layout" svg:x1="5.264cm" svg:y1="6.319cm" svg:x2="6.287cm" svg:y2="6.319cm">
          <text:p/>
        </draw:line>
        <draw:line draw:style-name="gr41" draw:text-style-name="P2" draw:layer="layout" svg:x1="5.264cm" svg:y1="6.399cm" svg:x2="6.285cm" svg:y2="6.399cm">
          <text:p/>
        </draw:line>
        <draw:frame draw:style-name="gr45" draw:text-style-name="P1" draw:layer="layout" svg:width="7.449cm" svg:height="0.962cm" svg:x="18.8cm" svg:y="4.5cm">
          <draw:text-box>
            <text:p><text:span text:style-name="T10">Inse</text:span><text:span text:style-name="T10">rtion </text:span><text:span text:style-name="T10">case</text:span><text:span text:style-name="T10">01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cm" svg:y="4.5cm">
          <draw:text-box>
            <text:p><text:span text:style-name="T6">01</text:span></text:p>
          </draw:text-box>
        </draw:frame>
      </draw:page>
      <draw:page draw:name="page3" draw:style-name="dp1" draw:master-page-name="標準">
        <draw:path draw:style-name="gr17" draw:text-style-name="P2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8.503cm" svg:x2="6.001cm" svg:y2="8.503cm">
          <text:p/>
        </draw:line>
        <draw:line draw:style-name="gr49" draw:text-style-name="P2" draw:layer="layout" svg:x1="7.001cm" svg:y1="8.503cm" svg:x2="9.001cm" svg:y2="8.503cm">
          <text:p/>
        </draw:line>
        <draw:line draw:style-name="gr49" draw:text-style-name="P2" draw:layer="layout" svg:x1="10.001cm" svg:y1="6.503cm" svg:x2="8.001cm" svg:y2="6.503cm">
          <text:p/>
        </draw:line>
        <draw:line draw:style-name="gr50" draw:text-style-name="P2" draw:layer="layout" svg:x1="8.502cm" svg:y1="9.995cm" svg:x2="8.502cm" svg:y2="9.995cm">
          <text:p/>
        </draw:line>
        <draw:frame draw:style-name="gr43" draw:text-style-name="P10" draw:layer="layout" svg:width="2.016cm" svg:height="1.673cm" svg:x="9.002cm" svg:y="6.69cm">
          <draw:text-box>
            <text:p><text:span text:style-name="T7">key-</text:span></text:p>
            <text:p><text:span text:style-name="T7">value</text:span></text:p>
          </draw:text-box>
        </draw:frame>
        <draw:line draw:style-name="gr51" draw:text-style-name="P2" draw:layer="layout" svg:x1="7.003cm" svg:y1="6.502cm" svg:x2="5.003cm" svg:y2="6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8.502cm" svg:x2="15.002cm" svg:y2="8.502cm">
          <text:p/>
        </draw:line>
        <draw:line draw:style-name="gr48" draw:text-style-name="P2" draw:layer="layout" svg:x1="16.002cm" svg:y1="6.502cm" svg:x2="14.002cm" svg:y2="6.502cm">
          <text:p/>
        </draw:line>
        <draw:line draw:style-name="gr52" draw:text-style-name="P2" draw:layer="layout" svg:x1="10.001cm" svg:y1="8.501cm" svg:x2="12.001cm" svg:y2="8.501cm">
          <text:p/>
        </draw:line>
        <draw:line draw:style-name="gr52" draw:text-style-name="P2" draw:layer="layout" svg:x1="13.001cm" svg:y1="6.501cm" svg:x2="11.001cm" svg:y2="6.501cm">
          <text:p/>
        </draw:line>
        <draw:path draw:style-name="gr53" draw:text-style-name="P2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2cm">
          <draw:text-box>
            <text:p><text:span text:style-name="T11">Ope. </text:span><text:span text:style-name="T11">0.</text:span><text:span text:style-name="T12"> 4 </text:span><text:span text:style-name="T12">key-</text:span><text:span text:style-name="T12">value </text:span><text:span text:style-name="T12">pari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38" draw:text-style-name="P10" draw:layer="layout" svg:width="12.131cm" svg:height="0.962cm" svg:x="3.001cm" svg:y="3.029cm">
          <draw:text-box>
            <text:p><text:span text:style-name="T6">Ope. </text:span><text:span text:style-name="T6">1.</text:span><text:span text:style-name="T7"> </text:span><text:span text:style-name="T7">New </text:span><text:span text:style-name="T7">inser</text:span><text:span text:style-name="T7">tion </text:span><text:span text:style-name="T7">of a </text:span><text:span text:style-name="T7">key-</text:span><text:span text:style-name="T7">value </text:span><text:span text:style-name="T7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15.811cm" svg:y="8.5cm">
          <draw:text-box>
            <text:p text:style-name="P11"><text:span text:style-name="T9">last</text:span></text:p>
          </draw:text-box>
        </draw:frame>
        <draw:frame draw:style-name="gr44" draw:text-style-name="P14" draw:layer="layout" svg:width="1.501cm" svg:height="0.662cm" svg:x="9.112cm" svg:y="8.5cm">
          <draw:text-box>
            <text:p text:style-name="P11"><text:span text:style-name="T9">empty</text:span></text:p>
          </draw:text-box>
        </draw:frame>
        <draw:line draw:style-name="gr41" draw:text-style-name="P2" draw:layer="layout" svg:x1="9.351cm" svg:y1="8.818cm" svg:x2="10.374cm" svg:y2="8.818cm">
          <text:p/>
        </draw:line>
        <draw:line draw:style-name="gr41" draw:text-style-name="P2" draw:layer="layout" svg:x1="9.351cm" svg:y1="8.898cm" svg:x2="10.372cm" svg:y2="8.8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nse</text:span><text:span text:style-name="T10">rtion </text:span><text:span text:style-name="T10">case</text:span><text:span text:style-name="T10">02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2</text:span></text:p>
          </draw:text-box>
        </draw:frame>
        <draw:path draw:style-name="gr55" draw:text-style-name="P2" draw:layer="layout" svg:width="5.499cm" svg:height="0.749cm" svg:x="7cm" svg:y="8.5cm" svg:viewBox="0 0 5500 750" svg:d="M0 0c503 1000 4997 1000 5500 0">
          <text:p/>
        </draw:path>
        <draw:g>
          <draw:line draw:style-name="gr56" draw:text-style-name="P2" draw:layer="layout" svg:x1="12.573cm" svg:y1="8.473cm" svg:x2="12.073cm" svg:y2="8.886cm">
            <text:p/>
          </draw:line>
          <draw:line draw:style-name="gr56" draw:text-style-name="P2" draw:layer="layout" svg:x1="12.223cm" svg:y1="8.473cm" svg:x2="12.423cm" svg:y2="8.886cm">
            <text:p/>
          </draw:line>
        </draw:g>
        <draw:g>
          <draw:line draw:style-name="gr56" draw:text-style-name="P2" draw:layer="layout" svg:x1="7.932cm" svg:y1="6.123cm" svg:x2="7.432cm" svg:y2="6.536cm">
            <text:p/>
          </draw:line>
          <draw:line draw:style-name="gr56" draw:text-style-name="P2" draw:layer="layout" svg:x1="7.582cm" svg:y1="6.123cm" svg:x2="7.782cm" svg:y2="6.536cm">
            <text:p/>
          </draw:line>
        </draw:g>
      </draw:page>
      <draw:page draw:name="page4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1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cm" svg:x2="6cm" svg:y2="8.5cm">
          <text:p/>
        </draw:line>
        <draw:line draw:style-name="gr49" draw:text-style-name="P2" draw:layer="layout" svg:x1="7cm" svg:y1="8.5cm" svg:x2="9cm" svg:y2="8.5cm">
          <text:p/>
        </draw:line>
        <draw:line draw:style-name="gr49" draw:text-style-name="P2" draw:layer="layout" svg:x1="10cm" svg:y1="6.5cm" svg:x2="8cm" svg:y2="6.5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1cm">
          <draw:text-box>
            <text:p><text:span text:style-name="T11">Ope. </text:span><text:span text:style-name="T11">0.</text:span><text:span text:style-name="T12"> 2 </text:span><text:span text:style-name="T12">key-</text:span><text:span text:style-name="T12">value </text:span><text:span text:style-name="T12">pair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line draw:style-name="gr51" draw:text-style-name="P2" draw:layer="layout" svg:x1="7cm" svg:y1="6.5cm" svg:x2="5.002cm" svg:y2="6.501cm">
          <text:p/>
        </draw:line>
        <draw:frame draw:style-name="gr43" draw:text-style-name="P10" draw:layer="layout" svg:width="2.016cm" svg:height="1.673cm" svg:x="9cm" svg:y="6.696cm">
          <draw:text-box>
            <text:p><text:span text:style-name="T7">key-</text:span></text:p>
            <text:p><text:span text:style-name="T7">value</text:span></text:p>
          </draw:text-box>
        </draw:frame>
        <draw:frame draw:style-name="gr38" draw:text-style-name="P10" draw:layer="layout" svg:width="12.131cm" svg:height="0.962cm" svg:x="3.001cm" svg:y="3.028cm">
          <draw:text-box>
            <text:p><text:span text:style-name="T6">Ope. </text:span><text:span text:style-name="T6">1.</text:span><text:span text:style-name="T7"> </text:span><text:span text:style-name="T7">New </text:span><text:span text:style-name="T7">inser</text:span><text:span text:style-name="T7">tion </text:span><text:span text:style-name="T7">of a </text:span><text:span text:style-name="T7">key-</text:span><text:span text:style-name="T7">value </text:span><text:span text:style-name="T7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frame draw:style-name="gr40" draw:text-style-name="P12" draw:layer="layout" svg:width="1.095cm" svg:height="0.662cm" svg:x="9.812cm" svg:y="8.5cm">
          <draw:text-box>
            <text:p text:style-name="P11"><text:span text:style-name="T8">last</text:span></text:p>
          </draw:text-box>
        </draw:frame>
        <draw:frame draw:style-name="gr40" draw:text-style-name="P14" draw:layer="layout" svg:width="1.095cm" svg:height="0.662cm" svg:x="6.113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6.3cm" svg:y1="8.82cm" svg:x2="7cm" svg:y2="8.82cm">
          <text:p/>
        </draw:line>
        <draw:line draw:style-name="gr41" draw:text-style-name="P2" draw:layer="layout" svg:x1="6.3cm" svg:y1="8.9cm" svg:x2="7cm" svg:y2="8.9cm">
          <text:p/>
        </draw:line>
        <draw:frame draw:style-name="gr44" draw:text-style-name="P14" draw:layer="layout" svg:width="1.501cm" svg:height="0.662cm" svg:x="11.025cm" svg:y="6cm">
          <draw:text-box>
            <text:p text:style-name="P11"><text:span text:style-name="T9">empty</text:span></text:p>
          </draw:text-box>
        </draw:frame>
        <draw:line draw:style-name="gr41" draw:text-style-name="P2" draw:layer="layout" svg:x1="11.264cm" svg:y1="6.318cm" svg:x2="12.287cm" svg:y2="6.318cm">
          <text:p/>
        </draw:line>
        <draw:line draw:style-name="gr41" draw:text-style-name="P2" draw:layer="layout" svg:x1="11.264cm" svg:y1="6.398cm" svg:x2="12.285cm" svg:y2="6.3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nse</text:span><text:span text:style-name="T10">rtion </text:span><text:span text:style-name="T10">case</text:span><text:span text:style-name="T10">03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3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9" draw:text-style-name="P2" draw:layer="layout" svg:x1="7cm" svg:y1="8.001cm" svg:x2="9cm" svg:y2="8.001cm">
          <text:p/>
        </draw:line>
        <draw:line draw:style-name="gr49" draw:text-style-name="P2" draw:layer="layout" svg:x1="10cm" svg:y1="5.999cm" svg:x2="8cm" svg:y2="5.999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3cm">
          <draw:text-box>
            <text:p><text:span text:style-name="T12">3 </text:span><text:span text:style-name="T12">key-</text:span><text:span text:style-name="T12">value </text:span><text:span text:style-name="T12">pair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59" draw:text-style-name="P18" draw:layer="layout" svg:width="2.623cm" svg:height="0.962cm" svg:x="3cm" svg:y="2.731cm">
          <draw:text-box>
            <text:p><text:span text:style-name="T11">Ope. </text:span><text:span text:style-name="T11">0.</text:span></text:p>
          </draw:text-box>
        </draw:frame>
        <draw:custom-shape draw:style-name="gr6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line draw:style-name="gr51" draw:text-style-name="P2" draw:layer="layout" svg:x1="7cm" svg:y1="6cm" svg:x2="5cm" svg:y2="6cm">
          <text:p/>
        </draw:line>
        <draw:frame draw:style-name="gr61" draw:text-style-name="P10" draw:layer="layout" svg:width="5.574cm" svg:height="1.673cm" svg:x="12cm" svg:y="3.533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6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3cm">
          <draw:text-box>
            <text:p><text:span text:style-name="T6">Ope. </text:span><text:span text:style-name="T6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3" draw:text-style-name="P2" draw:layer="layout" svg:width="1.797cm" svg:height="2.625cm" draw:transform="rotate (-1.03899450371222) translate (12.2071721481644cm 6.70243242694864cm)" svg:viewBox="0 0 1798 2626" svg:d="M1563 0c819 482-702 3067-1563 2561">
          <text:p/>
        </draw:path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2cm" svg:y1="5.621cm" svg:x2="7.432cm" svg:y2="6.034cm">
            <text:p/>
          </draw:line>
          <draw:line draw:style-name="gr56" draw:text-style-name="P2" draw:layer="layout" svg:x1="7.582cm" svg:y1="5.621cm" svg:x2="7.782cm" svg:y2="6.034cm">
            <text:p/>
          </draw:line>
        </draw:g>
        <draw:g>
          <draw:line draw:style-name="gr56" draw:text-style-name="P2" draw:layer="layout" svg:x1="12.572cm" svg:y1="7.972cm" svg:x2="12.072cm" svg:y2="8.385cm">
            <text:p/>
          </draw:line>
          <draw:line draw:style-name="gr56" draw:text-style-name="P2" draw:layer="layout" svg:x1="12.222cm" svg:y1="7.972cm" svg:x2="12.422cm" svg:y2="8.385cm">
            <text:p/>
          </draw:line>
        </draw:g>
        <draw:frame draw:style-name="gr64" draw:text-style-name="P19" draw:layer="layout" svg:width="8.74cm" svg:height="0.962cm" svg:x="13.707cm" svg:y="8.701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</text:span><text:span text:style-name="T15">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frame draw:style-name="gr44" draw:text-style-name="P14" draw:layer="layout" svg:width="1.501cm" svg:height="0.662cm" svg:x="9.426cm" svg:y="5.326cm">
          <draw:text-box>
            <text:p text:style-name="P11"><text:span text:style-name="T9">empty</text:span></text:p>
          </draw:text-box>
        </draw:frame>
        <draw:line draw:style-name="gr65" draw:text-style-name="P2" draw:layer="layout" svg:x1="9.665cm" svg:y1="5.644cm" svg:x2="10.688cm" svg:y2="5.644cm">
          <text:p/>
        </draw:line>
        <draw:line draw:style-name="gr65" draw:text-style-name="P2" draw:layer="layout" svg:x1="9.665cm" svg:y1="5.724cm" svg:x2="10.686cm" svg:y2="5.724cm">
          <text:p/>
        </draw:line>
        <draw:frame draw:style-name="gr40" draw:text-style-name="P14" draw:layer="layout" svg:width="1.095cm" svg:height="0.662cm" svg:x="12.814cm" svg:y="8cm">
          <draw:text-box>
            <text:p text:style-name="P11"><text:span text:style-name="T9">last</text:span></text:p>
          </draw:text-box>
        </draw:frame>
        <draw:line draw:style-name="gr65" draw:text-style-name="P2" draw:layer="layout" svg:x1="13.001cm" svg:y1="8.32cm" svg:x2="13.701cm" svg:y2="8.32cm">
          <text:p/>
        </draw:line>
        <draw:line draw:style-name="gr65" draw:text-style-name="P2" draw:layer="layout" svg:x1="13.001cm" svg:y1="8.4cm" svg:x2="13.701cm" svg:y2="8.4cm">
          <text:p/>
        </draw:line>
        <draw:path draw:style-name="gr41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0" draw:text-style-name="P12" draw:layer="layout" svg:width="1.095cm" svg:height="0.662cm" svg:x="14.025cm" svg:y="5.504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01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1cm" svg:y="2.764cm">
          <draw:text-box>
            <text:p><text:span text:style-name="T10">Inse</text:span><text:span text:style-name="T10">rtion </text:span><text:span text:style-name="T10">case</text:span><text:span text:style-name="T10">04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2.8cm">
          <draw:text-box>
            <text:p><text:span text:style-name="T6">04</text:span></text:p>
          </draw:text-box>
        </draw:frame>
      </draw:page>
      <draw:page draw:name="page6" draw:style-name="dp1" draw:master-page-name="標準">
        <draw:path draw:style-name="gr17" draw:text-style-name="P2" draw:layer="layout" svg:width="1.363cm" svg:height="0.344cm" draw:transform="rotate (-2.03453030904979) translate (10.75cm 5.591cm)" svg:viewBox="0 0 1364 345" svg:d="M1364 156c0 0-1029 515-1364-156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8" draw:text-style-name="P17" draw:layer="layout" svg:x1="7cm" svg:y1="6.001cm" svg:x2="5cm" svg:y2="6.001cm">
          <text:p/>
        </draw:line>
        <draw:line draw:style-name="gr48" draw:text-style-name="P2" draw:layer="layout" svg:x1="13cm" svg:y1="8.001cm" svg:x2="15cm" svg:y2="8.001cm">
          <text:p/>
        </draw:line>
        <draw:line draw:style-name="gr48" draw:text-style-name="P2" draw:layer="layout" svg:x1="16cm" svg:y1="6.001cm" svg:x2="14cm" svg:y2="6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5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pe. </text:span><text:span text:style-name="T11">0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cm" svg:y1="6cm" svg:x2="8cm" svg:y2="6cm">
          <text:p/>
        </draw:line>
        <draw:line draw:style-name="gr68" draw:text-style-name="P2" draw:layer="layout" svg:x1="10cm" svg:y1="8cm" svg:x2="12cm" svg:y2="8cm">
          <text:p/>
        </draw:line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1cm" svg:y1="5.619cm" svg:x2="7.431cm" svg:y2="6.032cm">
            <text:p/>
          </draw:line>
          <draw:line draw:style-name="gr56" draw:text-style-name="P2" draw:layer="layout" svg:x1="7.581cm" svg:y1="5.619cm" svg:x2="7.781cm" svg:y2="6.032cm">
            <text:p/>
          </draw:line>
        </draw:g>
        <draw:g>
          <draw:line draw:style-name="gr56" draw:text-style-name="P2" draw:layer="layout" svg:x1="12.571cm" svg:y1="7.97cm" svg:x2="12.071cm" svg:y2="8.383cm">
            <text:p/>
          </draw:line>
          <draw:line draw:style-name="gr56" draw:text-style-name="P2" draw:layer="layout" svg:x1="12.221cm" svg:y1="7.97cm" svg:x2="12.421cm" svg:y2="8.383cm">
            <text:p/>
          </draw:line>
        </draw:g>
        <draw:line draw:style-name="gr68" draw:text-style-name="P2" draw:layer="layout" svg:x1="7.001cm" svg:y1="8cm" svg:x2="9.001cm" svg:y2="8cm">
          <text:p/>
        </draw:line>
        <draw:line draw:style-name="gr68" draw:text-style-name="P2" draw:layer="layout" svg:x1="13.002cm" svg:y1="6cm" svg:x2="11.002cm" svg:y2="6cm">
          <text:p/>
        </draw:line>
        <draw:line draw:style-name="gr69" draw:text-style-name="P2" draw:layer="layout" svg:x1="16cm" svg:y1="8cm" svg:x2="18cm" svg:y2="8cm">
          <text:p/>
        </draw:line>
        <draw:line draw:style-name="gr69" draw:text-style-name="P2" draw:layer="layout" svg:x1="19cm" svg:y1="6cm" svg:x2="17cm" svg:y2="6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ew insertion </text:span><text:span text:style-name="T7">of a</text:span></text:p>
            <text:p><text:span text:style-name="T7">key-value </text:span><text:span text:style-name="T7">pair.</text:span></text:p>
          </draw:text-box>
        </draw:frame>
        <draw:custom-shape draw:style-name="gr70" draw:text-style-name="P24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><text:span text:style-name="T6">Ope. </text:span><text:span text:style-name="T6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5.797cm" svg:x2="16.935cm" svg:y2="6.21cm">
            <text:p/>
          </draw:line>
          <draw:line draw:style-name="gr56" draw:text-style-name="P2" draw:layer="layout" svg:x1="17.085cm" svg:y1="5.797cm" svg:x2="17.285cm" svg:y2="6.21cm">
            <text:p/>
          </draw:line>
        </draw:g>
        <draw:g>
          <draw:line draw:style-name="gr56" draw:text-style-name="P2" draw:layer="layout" svg:x1="18.059cm" svg:y1="7.798cm" svg:x2="17.559cm" svg:y2="8.211cm">
            <text:p/>
          </draw:line>
          <draw:line draw:style-name="gr56" draw:text-style-name="P2" draw:layer="layout" svg:x1="17.709cm" svg:y1="7.798cm" svg:x2="17.909cm" svg:y2="8.211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39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</text:span><text:span text:style-name="T15">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0" draw:text-style-name="P12" draw:layer="layout" svg:width="1.095cm" svg:height="0.662cm" svg:x="20.025cm" svg:y="5.503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.011cm" svg:y="6.203cm">
          <draw:text-box>
            <text:p><text:span text:style-name="T7">k</text:span><text:span text:style-name="T7">e</text:span><text:span text:style-name="T7">y</text:span><text:span text:style-name="T7">-</text:span></text:p>
            <text:p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45" draw:text-style-name="P1" draw:layer="layout" svg:width="7.449cm" svg:height="0.962cm" svg:x="18.802cm" svg:y="2.024cm">
          <draw:text-box>
            <text:p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s</text:span><text:span text:style-name="T10">e</text:span><text:span text:style-name="T10">0</text:span><text:span text:style-name="T10">6</text:span><text:span text:style-name="T10"> </text:span><text:span text:style-name="T10">(</text:span><text:span text:style-name="T10">h</text:span><text:span text:style-name="T10">a</text:span><text:span text:style-name="T10">r</text:span><text:span text:style-name="T10">d</text:span><text:span text:style-name="T10">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5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  <draw:frame draw:style-name="gr44" draw:text-style-name="P14" draw:layer="layout" svg:width="1.501cm" svg:height="0.662cm" svg:x="10.525cm" svg:y="5.241cm">
          <draw:text-box>
            <text:p text:style-name="P11"><text:span text:style-name="T9">e</text:span><text:span text:style-name="T9">m</text:span><text:span text:style-name="T9">p</text:span><text:span text:style-name="T9">t</text:span><text:span text:style-name="T9">y</text:span></text:p>
          </draw:text-box>
        </draw:frame>
        <draw:line draw:style-name="gr65" draw:text-style-name="P2" draw:layer="layout" svg:x1="10.764cm" svg:y1="5.559cm" svg:x2="11.787cm" svg:y2="5.559cm">
          <text:p/>
        </draw:line>
        <draw:line draw:style-name="gr65" draw:text-style-name="P2" draw:layer="layout" svg:x1="10.764cm" svg:y1="5.639cm" svg:x2="11.785cm" svg:y2="5.639cm">
          <text:p/>
        </draw:lin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65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001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002cm" svg:x2="6cm" svg:y2="8.002cm">
          <text:p/>
        </draw:line>
        <draw:line draw:style-name="gr48" draw:text-style-name="P2" draw:layer="layout" svg:x1="7cm" svg:y1="6.002cm" svg:x2="5cm" svg:y2="6.002cm">
          <text:p/>
        </draw:line>
        <draw:line draw:style-name="gr69" draw:text-style-name="P2" draw:layer="layout" svg:x1="7cm" svg:y1="8.002cm" svg:x2="9cm" svg:y2="8.002cm">
          <text:p/>
        </draw:line>
        <draw:line draw:style-name="gr69" draw:text-style-name="P2" draw:layer="layout" svg:x1="10cm" svg:y1="6.002cm" svg:x2="8cm" svg:y2="6.002cm">
          <text:p/>
        </draw:line>
        <draw:line draw:style-name="gr68" draw:text-style-name="P2" draw:layer="layout" svg:x1="13cm" svg:y1="6.002cm" svg:x2="11cm" svg:y2="6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3 </text:span><text:span text:style-name="T12">key-</text:span><text:span text:style-name="T12">value </text:span><text:span text:style-name="T12">pair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61" draw:text-style-name="P10" draw:layer="layout" svg:width="5.574cm" svg:height="1.673cm" svg:x="9cm" svg:y="3.53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70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17.5cm" svg:y1="9.502cm" svg:x2="17.5cm" svg:y2="9.502cm">
          <text:p/>
        </draw:line>
        <draw:path draw:style-name="gr71" draw:text-style-name="P2" draw:layer="layout" svg:width="1.732cm" svg:height="2.67cm" draw:transform="rotate (-1.03899450371222) translate (12.2508777249755cm 6.72771868964204cm)" svg:viewBox="0 0 1733 2671" svg:d="M0 2612c819 481 2339-2105 1477-2612">
          <text:p/>
        </draw:path>
        <draw:frame draw:style-name="gr64" draw:text-style-name="P19" draw:layer="layout" svg:width="8.74cm" svg:height="0.962cm" svg:x="13.706cm" svg:y="8.702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5" draw:layer="layout" svg:width="2.623cm" svg:height="0.962cm" svg:x="3cm" svg:y="2.73cm">
          <draw:text-box>
            <text:p><text:span text:style-name="T16">Ope. </text:span><text:span text:style-name="T16">0.</text:span></text:p>
          </draw:text-box>
        </draw:frame>
        <draw:frame draw:style-name="gr59" draw:text-style-name="P26" draw:layer="layout" svg:width="2.623cm" svg:height="0.962cm" svg:x="9.001cm" svg:y="2.73cm">
          <draw:text-box>
            <text:p><text:span text:style-name="T17">Ope. </text:span><text:span text:style-name="T17">2.</text:span></text:p>
          </draw:text-box>
        </draw:frame>
        <draw:frame draw:style-name="gr59" draw:text-style-name="P21" draw:layer="layout" svg:width="2.623cm" svg:height="0.962cm" svg:x="11.502cm" svg:y="8.697cm">
          <draw:text-box>
            <text:p><text:span text:style-name="T15">Ope. </text:span><text:span text:style-name="T15">1.</text:span></text:p>
          </draw:text-box>
        </draw:frame>
        <draw:frame draw:style-name="gr43" draw:text-style-name="P19" draw:layer="layout" svg:width="2.016cm" svg:height="1.673cm" svg:x="12cm" svg:y="6.197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6cm" svg:x2="7.935cm" svg:y2="6.209cm">
            <text:p/>
          </draw:line>
          <draw:line draw:style-name="gr73" draw:text-style-name="P2" draw:layer="layout" svg:x1="8.085cm" svg:y1="5.796cm" svg:x2="8.285cm" svg:y2="6.209cm">
            <text:p/>
          </draw:line>
        </draw:g>
        <draw:g>
          <draw:line draw:style-name="gr56" draw:text-style-name="P2" draw:layer="layout" svg:x1="9.059cm" svg:y1="7.797cm" svg:x2="8.559cm" svg:y2="8.21cm">
            <text:p/>
          </draw:line>
          <draw:line draw:style-name="gr56" draw:text-style-name="P2" draw:layer="layout" svg:x1="8.709cm" svg:y1="7.797cm" svg:x2="8.909cm" svg:y2="8.21cm">
            <text:p/>
          </draw:line>
        </draw:g>
        <draw:custom-shape draw:style-name="gr74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8.002cm" svg:x2="12cm" svg:y2="8.002cm">
          <text:p/>
        </draw:line>
        <draw:frame draw:style-name="gr40" draw:text-style-name="P27" draw:layer="layout" svg:width="1.095cm" svg:height="0.662cm" svg:x="12.813cm" svg:y="8.001cm">
          <draw:text-box>
            <text:p text:style-name="P11"><text:span text:style-name="T18">last</text:span></text:p>
          </draw:text-box>
        </draw:frame>
        <draw:path draw:style-name="gr41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0" draw:text-style-name="P28" draw:layer="layout" svg:width="1.095cm" svg:height="0.662cm" svg:x="9.11cm" svg:y="8.001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8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2cm" svg:y="2.76cm">
          <draw:text-box>
            <text:p><text:span text:style-name="T10">Inse</text:span><text:span text:style-name="T10">rtion </text:span><text:span text:style-name="T10">case</text:span><text:span text:style-name="T10">11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6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  <draw:path draw:style-name="gr75" draw:text-style-name="P2" draw:layer="layout" svg:width="5.499cm" svg:height="0.749cm" svg:x="7cm" svg:y="8.002cm" svg:viewBox="0 0 5500 750" svg:d="M0 0c500 1000 5000 1000 5500 0">
          <text:p/>
        </draw:path>
        <draw:frame draw:style-name="gr44" draw:text-style-name="P14" draw:layer="layout" svg:width="1.501cm" svg:height="0.662cm" svg:x="14.025cm" svg:y="5.501cm">
          <draw:text-box>
            <text:p text:style-name="P11"><text:span text:style-name="T9">empty</text:span></text:p>
          </draw:text-box>
        </draw:frame>
        <draw:line draw:style-name="gr65" draw:text-style-name="P2" draw:layer="layout" svg:x1="14.264cm" svg:y1="5.819cm" svg:x2="15.287cm" svg:y2="5.819cm">
          <text:p/>
        </draw:line>
        <draw:line draw:style-name="gr65" draw:text-style-name="P2" draw:layer="layout" svg:x1="14.264cm" svg:y1="5.899cm" svg:x2="15.285cm" svg:y2="5.899cm">
          <text:p/>
        </draw:line>
      </draw:page>
      <draw:page draw:name="page8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2cm" svg:x2="6cm" svg:y2="8.002cm">
          <text:p/>
        </draw:line>
        <draw:line draw:style-name="gr49" draw:text-style-name="P2" draw:layer="layout" svg:x1="7cm" svg:y1="8.002cm" svg:x2="9cm" svg:y2="8.002cm">
          <text:p/>
        </draw:line>
        <draw:line draw:style-name="gr49" draw:text-style-name="P2" draw:layer="layout" svg:x1="10cm" svg:y1="6.002cm" svg:x2="8cm" svg:y2="6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5 </text:span><text:span text:style-name="T12">key-</text:span><text:span text:style-name="T12">value </text:span><text:span text:style-name="T12">pair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59" draw:text-style-name="P18" draw:layer="layout" svg:width="2.623cm" svg:height="0.962cm" svg:x="3cm" svg:y="2.73cm">
          <draw:text-box>
            <text:p><text:span text:style-name="T11">Ope. </text:span><text:span text:style-name="T11">0.</text:span></text:p>
          </draw:text-box>
        </draw:frame>
        <draw:custom-shape draw:style-name="gr74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8.501cm" svg:y1="9.494cm" svg:x2="8.501cm" svg:y2="9.494cm">
          <text:p/>
        </draw:line>
        <draw:frame draw:style-name="gr43" draw:text-style-name="P29" draw:layer="layout" svg:width="2.016cm" svg:height="1.673cm" svg:x="9.001cm" svg:y="6.189cm">
          <draw:text-box>
            <text:p><text:span text:style-name="T13">key-</text:span></text:p>
            <text:p><text:span text:style-name="T13">value</text:span></text:p>
          </draw:text-box>
        </draw:frame>
        <draw:line draw:style-name="gr51" draw:text-style-name="P2" draw:layer="layout" svg:x1="7.002cm" svg:y1="6.001cm" svg:x2="5.002cm" svg:y2="6.001cm">
          <text:p/>
        </draw:line>
        <draw:frame draw:style-name="gr61" draw:text-style-name="P10" draw:layer="layout" svg:width="5.574cm" svg:height="1.673cm" svg:x="12cm" svg:y="3.532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76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2cm">
          <draw:text-box>
            <text:p><text:span text:style-name="T6">Ope. </text:span><text:span text:style-name="T6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8.001cm" svg:x2="18.001cm" svg:y2="8.001cm">
          <text:p/>
        </draw:line>
        <draw:line draw:style-name="gr48" draw:text-style-name="P2" draw:layer="layout" svg:x1="19.001cm" svg:y1="6.001cm" svg:x2="17.001cm" svg:y2="6.001cm">
          <text:p/>
        </draw:line>
        <draw:line draw:style-name="gr69" draw:text-style-name="P2" draw:layer="layout" svg:x1="13cm" svg:y1="8cm" svg:x2="15cm" svg:y2="8cm">
          <text:p/>
        </draw:line>
        <draw:line draw:style-name="gr69" draw:text-style-name="P2" draw:layer="layout" svg:x1="16cm" svg:y1="6cm" svg:x2="14cm" svg:y2="6cm">
          <text:p/>
        </draw:line>
        <draw:path draw:style-name="gr75" draw:text-style-name="P2" draw:layer="layout" svg:width="5.499cm" svg:height="0.749cm" svg:x="10cm" svg:y="8.003cm" svg:viewBox="0 0 5500 750" svg:d="M0 0c500 1000 5000 1000 5500 0">
          <text:p/>
        </draw:path>
        <draw:path draw:style-name="gr72" draw:text-style-name="P2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63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6" draw:text-style-name="P2" draw:layer="layout" svg:x1="14.435cm" svg:y1="5.798cm" svg:x2="13.935cm" svg:y2="6.211cm">
            <text:p/>
          </draw:line>
          <draw:line draw:style-name="gr56" draw:text-style-name="P2" draw:layer="layout" svg:x1="14.085cm" svg:y1="5.798cm" svg:x2="14.285cm" svg:y2="6.211cm">
            <text:p/>
          </draw:line>
        </draw:g>
        <draw:g>
          <draw:line draw:style-name="gr56" draw:text-style-name="P2" draw:layer="layout" svg:x1="15.059cm" svg:y1="7.799cm" svg:x2="14.559cm" svg:y2="8.212cm">
            <text:p/>
          </draw:line>
          <draw:line draw:style-name="gr56" draw:text-style-name="P2" draw:layer="layout" svg:x1="14.709cm" svg:y1="7.799cm" svg:x2="14.909cm" svg:y2="8.212cm">
            <text:p/>
          </draw:line>
        </draw:g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2cm" svg:y1="5.62cm" svg:x2="7.432cm" svg:y2="6.033cm">
            <text:p/>
          </draw:line>
          <draw:line draw:style-name="gr56" draw:text-style-name="P2" draw:layer="layout" svg:x1="7.582cm" svg:y1="5.62cm" svg:x2="7.782cm" svg:y2="6.033cm">
            <text:p/>
          </draw:line>
        </draw:g>
        <draw:g>
          <draw:line draw:style-name="gr56" draw:text-style-name="P2" draw:layer="layout" svg:x1="12.572cm" svg:y1="7.971cm" svg:x2="12.072cm" svg:y2="8.384cm">
            <text:p/>
          </draw:line>
          <draw:line draw:style-name="gr56" draw:text-style-name="P2" draw:layer="layout" svg:x1="12.222cm" svg:y1="7.971cm" svg:x2="12.422cm" svg:y2="8.3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9" draw:layer="layout" svg:width="8.74cm" svg:height="0.962cm" svg:x="13.707cm" svg:y="8.701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</text:span><text:span text:style-name="T15">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frame draw:style-name="gr40" draw:text-style-name="P14" draw:layer="layout" svg:width="1.095cm" svg:height="0.662cm" svg:x="18.812cm" svg:y="8cm">
          <draw:text-box>
            <text:p text:style-name="P11"><text:span text:style-name="T9">last</text:span></text:p>
          </draw:text-box>
        </draw:frame>
        <draw:frame draw:style-name="gr40" draw:text-style-name="P12" draw:layer="layout" svg:width="1.095cm" svg:height="0.662cm" svg:x="10.613cm" svg:y="5.664cm">
          <draw:text-box>
            <text:p text:style-name="P11"><text:span text:style-name="T8">first</text:span></text:p>
          </draw:text-box>
        </draw:frame>
        <draw:path draw:style-name="gr41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8.181cm" svg:y="5.246cm">
          <draw:text-box>
            <text:p text:style-name="P11"><text:span text:style-name="T9">empty</text:span></text:p>
          </draw:text-box>
        </draw:frame>
        <draw:line draw:style-name="gr65" draw:text-style-name="P2" draw:layer="layout" svg:x1="8.42cm" svg:y1="5.564cm" svg:x2="9.443cm" svg:y2="5.564cm">
          <text:p/>
        </draw:line>
        <draw:line draw:style-name="gr65" draw:text-style-name="P2" draw:layer="layout" svg:x1="8.42cm" svg:y1="5.644cm" svg:x2="9.441cm" svg:y2="5.644cm">
          <text:p/>
        </draw:line>
        <draw:frame draw:style-name="gr45" draw:text-style-name="P1" draw:layer="layout" svg:width="7.449cm" svg:height="0.962cm" svg:x="18.801cm" svg:y="2.76cm">
          <draw:text-box>
            <text:p><text:span text:style-name="T10">Inse</text:span><text:span text:style-name="T10">rtion </text:span><text:span text:style-name="T10">case</text:span><text:span text:style-name="T10">05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7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9" draw:style-name="dp1" draw:master-page-name="標準">
        <draw:path draw:style-name="gr17" draw:text-style-name="P2" draw:layer="layout" svg:width="1.363cm" svg:height="0.344cm" draw:transform="rotate (-2.03453030904979) translate (10.75cm 5.595cm)" svg:viewBox="0 0 1364 345" svg:d="M1364 156c0 0-1029 515-1364-156">
          <text:p/>
        </draw:path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8" draw:text-style-name="P2" draw:layer="layout" svg:x1="7cm" svg:y1="6.001cm" svg:x2="5cm" svg:y2="6.001cm">
          <text:p/>
        </draw:line>
        <draw:line draw:style-name="gr48" draw:text-style-name="P2" draw:layer="layout" svg:x1="13cm" svg:y1="8.001cm" svg:x2="15cm" svg:y2="8.001cm">
          <text:p/>
        </draw:line>
        <draw:line draw:style-name="gr48" draw:text-style-name="P2" draw:layer="layout" svg:x1="16cm" svg:y1="6.001cm" svg:x2="14cm" svg:y2="6.001cm">
          <text:p/>
        </draw:line>
        <draw:line draw:style-name="gr48" draw:text-style-name="P2" draw:layer="layout" svg:x1="22cm" svg:y1="8.001cm" svg:x2="24cm" svg:y2="8.001cm">
          <text:p/>
        </draw:line>
        <draw:line draw:style-name="gr48" draw:text-style-name="P2" draw:layer="layout" svg:x1="25cm" svg:y1="6.001cm" svg:x2="23cm" svg:y2="6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7 </text:span><text:span text:style-name="T12">key-</text:span><text:span text:style-name="T12">value </text:span><text:span text:style-name="T12">pair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pe. </text:span><text:span text:style-name="T11">0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.001cm" svg:y1="5.993cm" svg:x2="8.001cm" svg:y2="5.993cm">
          <text:p/>
        </draw:line>
        <draw:line draw:style-name="gr68" draw:text-style-name="P2" draw:layer="layout" svg:x1="10.001cm" svg:y1="7.993cm" svg:x2="12.001cm" svg:y2="7.993cm">
          <text:p/>
        </draw:line>
        <draw:path draw:style-name="gr53" draw:text-style-name="P2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path draw:style-name="gr55" draw:text-style-name="P2" draw:layer="layout" svg:width="5.499cm" svg:height="0.749cm" svg:x="7.002cm" svg:y="8.014cm" svg:viewBox="0 0 5500 750" svg:d="M0 0c500 1000 5000 1000 5500 0">
          <text:p/>
        </draw:path>
        <draw:g>
          <draw:line draw:style-name="gr56" draw:text-style-name="P2" draw:layer="layout" svg:x1="7.931cm" svg:y1="5.619cm" svg:x2="7.431cm" svg:y2="6.032cm">
            <text:p/>
          </draw:line>
          <draw:line draw:style-name="gr56" draw:text-style-name="P2" draw:layer="layout" svg:x1="7.581cm" svg:y1="5.619cm" svg:x2="7.781cm" svg:y2="6.032cm">
            <text:p/>
          </draw:line>
        </draw:g>
        <draw:g>
          <draw:line draw:style-name="gr56" draw:text-style-name="P2" draw:layer="layout" svg:x1="12.571cm" svg:y1="7.97cm" svg:x2="12.071cm" svg:y2="8.383cm">
            <text:p/>
          </draw:line>
          <draw:line draw:style-name="gr56" draw:text-style-name="P2" draw:layer="layout" svg:x1="12.221cm" svg:y1="7.97cm" svg:x2="12.421cm" svg:y2="8.383cm">
            <text:p/>
          </draw:line>
        </draw:g>
        <draw:line draw:style-name="gr68" draw:text-style-name="P2" draw:layer="layout" svg:x1="7.001cm" svg:y1="8cm" svg:x2="9.001cm" svg:y2="8cm">
          <text:p/>
        </draw:line>
        <draw:line draw:style-name="gr68" draw:text-style-name="P2" draw:layer="layout" svg:x1="13.002cm" svg:y1="6cm" svg:x2="11.002cm" svg:y2="6cm">
          <text:p/>
        </draw:line>
        <draw:line draw:style-name="gr69" draw:text-style-name="P2" draw:layer="layout" svg:x1="16cm" svg:y1="8.003cm" svg:x2="18cm" svg:y2="8.003cm">
          <text:p/>
        </draw:line>
        <draw:line draw:style-name="gr69" draw:text-style-name="P2" draw:layer="layout" svg:x1="19cm" svg:y1="6cm" svg:x2="17cm" svg:y2="6cm">
          <text:p/>
        </draw:line>
        <draw:line draw:style-name="gr69" draw:text-style-name="P2" draw:layer="layout" svg:x1="19cm" svg:y1="8cm" svg:x2="21cm" svg:y2="8.003cm">
          <text:p/>
        </draw:line>
        <draw:line draw:style-name="gr69" draw:text-style-name="P2" draw:layer="layout" svg:x1="22cm" svg:y1="6.003cm" svg:x2="20cm" svg:y2="6.003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77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16cm" svg:y="8.003cm" svg:viewBox="0 0 5500 750" svg:d="M0 0c500 1000 5000 1000 5500 0">
          <text:p/>
        </draw:path>
        <draw:frame draw:style-name="gr59" draw:text-style-name="P20" draw:layer="layout" svg:width="2.623cm" svg:height="0.962cm" svg:x="18.001cm" svg:y="2.731cm">
          <draw:text-box>
            <text:p><text:span text:style-name="T6">Ope. </text:span><text:span text:style-name="T6">2.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5.797cm" svg:x2="16.935cm" svg:y2="6.21cm">
            <text:p/>
          </draw:line>
          <draw:line draw:style-name="gr56" draw:text-style-name="P2" draw:layer="layout" svg:x1="17.085cm" svg:y1="5.797cm" svg:x2="17.285cm" svg:y2="6.21cm">
            <text:p/>
          </draw:line>
        </draw:g>
        <draw:g>
          <draw:line draw:style-name="gr56" draw:text-style-name="P2" draw:layer="layout" svg:x1="20.435cm" svg:y1="5.798cm" svg:x2="19.935cm" svg:y2="6.211cm">
            <text:p/>
          </draw:line>
          <draw:line draw:style-name="gr56" draw:text-style-name="P2" draw:layer="layout" svg:x1="20.085cm" svg:y1="5.798cm" svg:x2="20.285cm" svg:y2="6.211cm">
            <text:p/>
          </draw:line>
        </draw:g>
        <draw:g>
          <draw:line draw:style-name="gr56" draw:text-style-name="P2" draw:layer="layout" svg:x1="18.059cm" svg:y1="7.798cm" svg:x2="17.559cm" svg:y2="8.211cm">
            <text:p/>
          </draw:line>
          <draw:line draw:style-name="gr56" draw:text-style-name="P2" draw:layer="layout" svg:x1="17.709cm" svg:y1="7.798cm" svg:x2="17.909cm" svg:y2="8.211cm">
            <text:p/>
          </draw:line>
        </draw:g>
        <draw:g>
          <draw:line draw:style-name="gr56" draw:text-style-name="P2" draw:layer="layout" svg:x1="21.059cm" svg:y1="7.799cm" svg:x2="20.559cm" svg:y2="8.212cm">
            <text:p/>
          </draw:line>
          <draw:line draw:style-name="gr56" draw:text-style-name="P2" draw:layer="layout" svg:x1="20.709cm" svg:y1="7.799cm" svg:x2="20.909cm" svg:y2="8.212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39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</text:span><text:span text:style-name="T15">1.</text:span></text:p>
          </draw:text-box>
        </draw:frame>
        <draw:frame draw:style-name="gr40" draw:text-style-name="P14" draw:layer="layout" svg:width="1.095cm" svg:height="0.662cm" svg:x="24.812cm" svg:y="8cm">
          <draw:text-box>
            <text:p text:style-name="P11"><text:span text:style-name="T9">last</text:span></text:p>
          </draw:text-box>
        </draw:frame>
        <draw:path draw:style-name="gr41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0" draw:text-style-name="P12" draw:layer="layout" svg:width="1.095cm" svg:height="0.662cm" svg:x="19.335cm" svg:y="8.134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cm" svg:y="6.199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2cm" svg:y="2.02cm">
          <draw:text-box>
            <text:p><text:span text:style-name="T10">Inse</text:span><text:span text:style-name="T10">rtion </text:span><text:span text:style-name="T10">case</text:span><text:span text:style-name="T10">07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8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  <draw:frame draw:style-name="gr44" draw:text-style-name="P14" draw:layer="layout" svg:width="1.501cm" svg:height="0.662cm" svg:x="10.525cm" svg:y="5.245cm">
          <draw:text-box>
            <text:p text:style-name="P11"><text:span text:style-name="T9">empty</text:span></text:p>
          </draw:text-box>
        </draw:frame>
        <draw:line draw:style-name="gr65" draw:text-style-name="P2" draw:layer="layout" svg:x1="10.764cm" svg:y1="5.563cm" svg:x2="11.787cm" svg:y2="5.563cm">
          <text:p/>
        </draw:line>
        <draw:line draw:style-name="gr65" draw:text-style-name="P2" draw:layer="layout" svg:x1="10.764cm" svg:y1="5.643cm" svg:x2="11.785cm" svg:y2="5.643cm">
          <text:p/>
        </draw:line>
      </draw:page>
      <draw:page draw:name="page10" draw:style-name="dp1" draw:master-page-name="標準">
        <draw:path draw:style-name="gr17" draw:text-style-name="P2" draw:layer="layout" svg:width="0.961cm" svg:height="0.647cm" draw:transform="rotate (2.03383217734899) translate (13.5cm 7cm)" svg:viewBox="0 0 962 648" svg:d="M0 0c0 0 224 671 962 648">
          <text:p/>
        </draw:path>
        <draw:path draw:style-name="gr53" draw:text-style-name="P2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001cm" svg:x2="6cm" svg:y2="8.001cm">
          <text:p/>
        </draw:line>
        <draw:line draw:style-name="gr48" draw:text-style-name="P2" draw:layer="layout" svg:x1="7cm" svg:y1="6.001cm" svg:x2="5cm" svg:y2="6.001cm">
          <text:p/>
        </draw:line>
        <draw:line draw:style-name="gr69" draw:text-style-name="P2" draw:layer="layout" svg:x1="7cm" svg:y1="8.001cm" svg:x2="9cm" svg:y2="8.001cm">
          <text:p/>
        </draw:line>
        <draw:line draw:style-name="gr69" draw:text-style-name="P2" draw:layer="layout" svg:x1="10cm" svg:y1="6.001cm" svg:x2="8cm" svg:y2="6.001cm">
          <text:p/>
        </draw:line>
        <draw:line draw:style-name="gr68" draw:text-style-name="P2" draw:layer="layout" svg:x1="13cm" svg:y1="6.001cm" svg:x2="11cm" svg:y2="6.001cm">
          <text:p/>
        </draw:line>
        <draw:line draw:style-name="gr68" draw:text-style-name="P2" draw:layer="layout" svg:x1="13cm" svg:y1="8.001cm" svg:x2="15cm" svg:y2="8.001cm">
          <text:p/>
        </draw:line>
        <draw:line draw:style-name="gr48" draw:text-style-name="P2" draw:layer="layout" svg:x1="16cm" svg:y1="8.001cm" svg:x2="18cm" svg:y2="8.001cm">
          <text:p/>
        </draw:line>
        <draw:line draw:style-name="gr48" draw:text-style-name="P2" draw:layer="layout" svg:x1="19cm" svg:y1="6.001cm" svg:x2="17cm" svg:y2="6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5 </text:span><text:span text:style-name="T12">key-</text:span><text:span text:style-name="T12">value </text:span><text:span text:style-name="T12">pari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61" draw:text-style-name="P10" draw:layer="layout" svg:width="5.574cm" svg:height="1.673cm" svg:x="9cm" svg:y="3.529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70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cm" svg:y="8.001cm" svg:viewBox="0 0 5500 750" svg:d="M0 0c500 1000 5000 1000 5500 0">
          <text:p/>
        </draw:path>
        <draw:line draw:style-name="gr50" draw:text-style-name="P2" draw:layer="layout" svg:x1="17.5cm" svg:y1="9.501cm" svg:x2="17.5cm" svg:y2="9.501cm">
          <text:p/>
        </draw:line>
        <draw:path draw:style-name="gr71" draw:text-style-name="P2" draw:layer="layout" svg:width="1.732cm" svg:height="2.67cm" draw:transform="rotate (-1.03899450371222) translate (12.2508777249755cm 6.72671868964204cm)" svg:viewBox="0 0 1733 2671" svg:d="M0 2612c819 481 2339-2105 1477-2612">
          <text:p/>
        </draw:path>
        <draw:frame draw:style-name="gr64" draw:text-style-name="P19" draw:layer="layout" svg:width="8.74cm" svg:height="0.962cm" svg:x="13.706cm" svg:y="8.701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5" draw:layer="layout" svg:width="2.623cm" svg:height="0.962cm" svg:x="3cm" svg:y="2.729cm">
          <draw:text-box>
            <text:p><text:span text:style-name="T16">Ope. </text:span><text:span text:style-name="T16">0.</text:span></text:p>
          </draw:text-box>
        </draw:frame>
        <draw:frame draw:style-name="gr59" draw:text-style-name="P26" draw:layer="layout" svg:width="2.623cm" svg:height="0.962cm" svg:x="9.001cm" svg:y="2.729cm">
          <draw:text-box>
            <text:p><text:span text:style-name="T17">Ope. </text:span><text:span text:style-name="T17">2.</text:span></text:p>
          </draw:text-box>
        </draw:frame>
        <draw:frame draw:style-name="gr59" draw:text-style-name="P21" draw:layer="layout" svg:width="2.623cm" svg:height="0.962cm" svg:x="11.502cm" svg:y="8.696cm">
          <draw:text-box>
            <text:p><text:span text:style-name="T15">Ope. </text:span><text:span text:style-name="T15">1.</text:span></text:p>
          </draw:text-box>
        </draw:frame>
        <draw:frame draw:style-name="gr43" draw:text-style-name="P19" draw:layer="layout" svg:width="2.016cm" svg:height="1.673cm" svg:x="12cm" svg:y="6.196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55" draw:text-style-name="P2" draw:layer="layout" svg:width="5.499cm" svg:height="0.749cm" svg:x="10cm" svg:y="8cm" svg:viewBox="0 0 5500 750" svg:d="M0 0c500 1000 5000 1000 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5cm" svg:x2="7.935cm" svg:y2="6.208cm">
            <text:p/>
          </draw:line>
          <draw:line draw:style-name="gr73" draw:text-style-name="P2" draw:layer="layout" svg:x1="8.085cm" svg:y1="5.795cm" svg:x2="8.285cm" svg:y2="6.208cm">
            <text:p/>
          </draw:line>
        </draw:g>
        <draw:g>
          <draw:line draw:style-name="gr56" draw:text-style-name="P2" draw:layer="layout" svg:x1="9.059cm" svg:y1="7.796cm" svg:x2="8.559cm" svg:y2="8.209cm">
            <text:p/>
          </draw:line>
          <draw:line draw:style-name="gr56" draw:text-style-name="P2" draw:layer="layout" svg:x1="8.709cm" svg:y1="7.796cm" svg:x2="8.909cm" svg:y2="8.209cm">
            <text:p/>
          </draw:line>
        </draw:g>
        <draw:g>
          <draw:line draw:style-name="gr56" draw:text-style-name="P2" draw:layer="layout" svg:x1="10.93cm" svg:y1="5.627cm" svg:x2="10.43cm" svg:y2="6.04cm">
            <text:p/>
          </draw:line>
          <draw:line draw:style-name="gr56" draw:text-style-name="P2" draw:layer="layout" svg:x1="10.58cm" svg:y1="5.627cm" svg:x2="10.78cm" svg:y2="6.04cm">
            <text:p/>
          </draw:line>
        </draw:g>
        <draw:g>
          <draw:line draw:style-name="gr56" draw:text-style-name="P2" draw:layer="layout" svg:x1="15.57cm" svg:y1="7.978cm" svg:x2="15.07cm" svg:y2="8.391cm">
            <text:p/>
          </draw:line>
          <draw:line draw:style-name="gr56" draw:text-style-name="P2" draw:layer="layout" svg:x1="15.22cm" svg:y1="7.978cm" svg:x2="15.42cm" svg:y2="8.391cm">
            <text:p/>
          </draw:line>
        </draw:g>
        <draw:custom-shape draw:style-name="gr78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8.001cm" svg:x2="12cm" svg:y2="8.001cm">
          <text:p/>
        </draw:line>
        <draw:line draw:style-name="gr68" draw:text-style-name="P2" draw:layer="layout" svg:x1="16.001cm" svg:y1="6.001cm" svg:x2="14.001cm" svg:y2="6.001cm">
          <text:p/>
        </draw:line>
        <draw:frame draw:style-name="gr40" draw:text-style-name="P14" draw:layer="layout" svg:width="1.095cm" svg:height="0.662cm" svg:x="18.813cm" svg:y="8cm">
          <draw:text-box>
            <text:p text:style-name="P11"><text:span text:style-name="T9">last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7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12.881cm" svg:y="5.245cm">
          <draw:text-box>
            <text:p text:style-name="P11"><text:span text:style-name="T9">empty</text:span></text:p>
          </draw:text-box>
        </draw:frame>
        <draw:line draw:style-name="gr65" draw:text-style-name="P2" draw:layer="layout" svg:x1="13.12cm" svg:y1="5.563cm" svg:x2="14.143cm" svg:y2="5.563cm">
          <text:p/>
        </draw:line>
        <draw:line draw:style-name="gr65" draw:text-style-name="P2" draw:layer="layout" svg:x1="13.12cm" svg:y1="5.643cm" svg:x2="14.141cm" svg:y2="5.643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</text:span><text:span text:style-name="T10">rtion </text:span><text:span text:style-name="T10">case</text:span><text:span text:style-name="T10">09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9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3" draw:text-style-name="P2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0" draw:text-style-name="P14" draw:layer="layout" svg:width="1.095cm" svg:height="0.662cm" svg:x="24.813cm" svg:y="8cm">
          <draw:text-box>
            <text:p text:style-name="P11"><text:span text:style-name="T9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cm" svg:x2="6cm" svg:y2="8cm">
          <text:p/>
        </draw:line>
        <draw:line draw:style-name="gr48" draw:text-style-name="P2" draw:layer="layout" svg:x1="7cm" svg:y1="6cm" svg:x2="5cm" svg:y2="6cm">
          <text:p/>
        </draw:line>
        <draw:line draw:style-name="gr69" draw:text-style-name="P2" draw:layer="layout" svg:x1="7cm" svg:y1="8cm" svg:x2="9cm" svg:y2="8cm">
          <text:p/>
        </draw:line>
        <draw:line draw:style-name="gr69" draw:text-style-name="P2" draw:layer="layout" svg:x1="10cm" svg:y1="6cm" svg:x2="8cm" svg:y2="6cm">
          <text:p/>
        </draw:line>
        <draw:line draw:style-name="gr69" draw:text-style-name="P2" draw:layer="layout" svg:x1="10cm" svg:y1="8cm" svg:x2="12cm" svg:y2="8cm">
          <text:p/>
        </draw:line>
        <draw:line draw:style-name="gr69" draw:text-style-name="P2" draw:layer="layout" svg:x1="13cm" svg:y1="6cm" svg:x2="11cm" svg:y2="6cm">
          <text:p/>
        </draw:line>
        <draw:line draw:style-name="gr48" draw:text-style-name="P2" draw:layer="layout" svg:x1="13cm" svg:y1="8cm" svg:x2="15cm" svg:y2="8cm">
          <text:p/>
        </draw:line>
        <draw:line draw:style-name="gr48" draw:text-style-name="P2" draw:layer="layout" svg:x1="16cm" svg:y1="6cm" svg:x2="14cm" svg:y2="6cm">
          <text:p/>
        </draw:line>
        <draw:line draw:style-name="gr68" draw:text-style-name="P2" draw:layer="layout" svg:x1="19cm" svg:y1="6cm" svg:x2="17cm" svg:y2="6cm">
          <text:p/>
        </draw:line>
        <draw:line draw:style-name="gr68" draw:text-style-name="P2" draw:layer="layout" svg:x1="19cm" svg:y1="8cm" svg:x2="21cm" svg:y2="8cm">
          <text:p/>
        </draw:line>
        <draw:line draw:style-name="gr48" draw:text-style-name="P2" draw:layer="layout" svg:x1="22cm" svg:y1="8cm" svg:x2="24cm" svg:y2="8cm">
          <text:p/>
        </draw:line>
        <draw:line draw:style-name="gr48" draw:text-style-name="P2" draw:layer="layout" svg:x1="25cm" svg:y1="6cm" svg:x2="23cm" svg:y2="6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7cm">
          <draw:text-box>
            <text:p><text:span text:style-name="T12">7 </text:span><text:span text:style-name="T12">key-</text:span><text:span text:style-name="T12">value </text:span><text:span text:style-name="T12">pair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61" draw:text-style-name="P10" draw:layer="layout" svg:width="5.574cm" svg:height="1.673cm" svg:x="9cm" svg:y="3.528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77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cm" svg:y="8cm" svg:viewBox="0 0 5500 750" svg:d="M0 0c500 1000 5000 1000 5500 0">
          <text:p/>
        </draw:path>
        <draw:line draw:style-name="gr50" draw:text-style-name="P2" draw:layer="layout" svg:x1="17.5cm" svg:y1="9.5cm" svg:x2="17.5cm" svg:y2="9.5cm">
          <text:p/>
        </draw:line>
        <draw:path draw:style-name="gr63" draw:text-style-name="P2" draw:layer="layout" svg:width="4.628cm" svg:height="7.803cm" draw:transform="skewX (-1.03132523402635E-016) rotate (-1.03899450371222) translate (16.707616430811cm 4.10364121835194cm)" svg:viewBox="0 0 4629 7804" svg:d="M0 7782c819 482 5383-7275 4521-7782">
          <text:p/>
        </draw:path>
        <draw:frame draw:style-name="gr59" draw:text-style-name="P18" draw:layer="layout" svg:width="2.623cm" svg:height="0.962cm" svg:x="3cm" svg:y="2.728cm">
          <draw:text-box>
            <text:p><text:span text:style-name="T11">Ope. </text:span><text:span text:style-name="T11">0.</text:span></text:p>
          </draw:text-box>
        </draw:frame>
        <draw:frame draw:style-name="gr59" draw:text-style-name="P20" draw:layer="layout" svg:width="2.623cm" svg:height="0.962cm" svg:x="9.001cm" svg:y="2.728cm">
          <draw:text-box>
            <text:p><text:span text:style-name="T6">Ope. </text:span><text:span text:style-name="T6">2.</text:span></text:p>
          </draw:text-box>
        </draw:frame>
        <draw:frame draw:style-name="gr43" draw:text-style-name="P19" draw:layer="layout" svg:width="2.016cm" svg:height="1.673cm" svg:x="18cm" svg:y="6.195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55" draw:text-style-name="P2" draw:layer="layout" svg:width="5.499cm" svg:height="0.749cm" svg:x="16cm" svg:y="8cm" svg:viewBox="0 0 5500 750" svg:d="M0 0c500 1000 5000 1000 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4cm" svg:x2="7.935cm" svg:y2="6.207cm">
            <text:p/>
          </draw:line>
          <draw:line draw:style-name="gr73" draw:text-style-name="P2" draw:layer="layout" svg:x1="8.085cm" svg:y1="5.794cm" svg:x2="8.285cm" svg:y2="6.207cm">
            <text:p/>
          </draw:line>
        </draw:g>
        <draw:g>
          <draw:line draw:style-name="gr56" draw:text-style-name="P2" draw:layer="layout" svg:x1="11.435cm" svg:y1="5.795cm" svg:x2="10.935cm" svg:y2="6.208cm">
            <text:p/>
          </draw:line>
          <draw:line draw:style-name="gr56" draw:text-style-name="P2" draw:layer="layout" svg:x1="11.085cm" svg:y1="5.795cm" svg:x2="11.285cm" svg:y2="6.208cm">
            <text:p/>
          </draw:line>
        </draw:g>
        <draw:g>
          <draw:line draw:style-name="gr56" draw:text-style-name="P2" draw:layer="layout" svg:x1="9.059cm" svg:y1="7.795cm" svg:x2="8.559cm" svg:y2="8.208cm">
            <text:p/>
          </draw:line>
          <draw:line draw:style-name="gr56" draw:text-style-name="P2" draw:layer="layout" svg:x1="8.709cm" svg:y1="7.795cm" svg:x2="8.909cm" svg:y2="8.208cm">
            <text:p/>
          </draw:line>
        </draw:g>
        <draw:g>
          <draw:line draw:style-name="gr56" draw:text-style-name="P2" draw:layer="layout" svg:x1="12.059cm" svg:y1="7.796cm" svg:x2="11.559cm" svg:y2="8.209cm">
            <text:p/>
          </draw:line>
          <draw:line draw:style-name="gr56" draw:text-style-name="P2" draw:layer="layout" svg:x1="11.709cm" svg:y1="7.796cm" svg:x2="11.909cm" svg:y2="8.209cm">
            <text:p/>
          </draw:line>
        </draw:g>
        <draw:g>
          <draw:line draw:style-name="gr56" draw:text-style-name="P2" draw:layer="layout" svg:x1="16.93cm" svg:y1="5.626cm" svg:x2="16.43cm" svg:y2="6.039cm">
            <text:p/>
          </draw:line>
          <draw:line draw:style-name="gr56" draw:text-style-name="P2" draw:layer="layout" svg:x1="16.58cm" svg:y1="5.626cm" svg:x2="16.78cm" svg:y2="6.039cm">
            <text:p/>
          </draw:line>
        </draw:g>
        <draw:g>
          <draw:line draw:style-name="gr56" draw:text-style-name="P2" draw:layer="layout" svg:x1="21.57cm" svg:y1="7.977cm" svg:x2="21.07cm" svg:y2="8.39cm">
            <text:p/>
          </draw:line>
          <draw:line draw:style-name="gr56" draw:text-style-name="P2" draw:layer="layout" svg:x1="21.22cm" svg:y1="7.977cm" svg:x2="21.42cm" svg:y2="8.39cm">
            <text:p/>
          </draw:line>
        </draw:g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6cm" svg:y1="8cm" svg:x2="18cm" svg:y2="8cm">
          <text:p/>
        </draw:line>
        <draw:line draw:style-name="gr68" draw:text-style-name="P2" draw:layer="layout" svg:x1="22.001cm" svg:y1="6cm" svg:x2="20.001cm" svg:y2="6cm">
          <text:p/>
        </draw:line>
        <draw:frame draw:style-name="gr64" draw:text-style-name="P19" draw:layer="layout" svg:width="8.74cm" svg:height="0.962cm" svg:x="13.707cm" svg:y="8.701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</text:span><text:span text:style-name="T15">1.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6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17.179cm" svg:y="5.244cm">
          <draw:text-box>
            <text:p text:style-name="P11"><text:span text:style-name="T9">empty</text:span></text:p>
          </draw:text-box>
        </draw:frame>
        <draw:line draw:style-name="gr65" draw:text-style-name="P2" draw:layer="layout" svg:x1="17.418cm" svg:y1="5.562cm" svg:x2="18.441cm" svg:y2="5.562cm">
          <text:p/>
        </draw:line>
        <draw:line draw:style-name="gr65" draw:text-style-name="P2" draw:layer="layout" svg:x1="17.418cm" svg:y1="5.642cm" svg:x2="18.439cm" svg:y2="5.642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</text:span><text:span text:style-name="T10">rtion </text:span><text:span text:style-name="T10">case</text:span><text:span text:style-name="T10">08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10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12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65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0" draw:text-style-name="P27" draw:layer="layout" svg:width="1.095cm" svg:height="0.662cm" svg:x="18.813cm" svg:y="8cm">
          <draw:text-box>
            <text:p text:style-name="P11"><text:span text:style-name="T18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8.001cm" svg:x2="6.001cm" svg:y2="8.001cm">
          <text:p/>
        </draw:line>
        <draw:line draw:style-name="gr48" draw:text-style-name="P2" draw:layer="layout" svg:x1="7.001cm" svg:y1="6.001cm" svg:x2="5.001cm" svg:y2="6.001cm">
          <text:p/>
        </draw:line>
        <draw:line draw:style-name="gr69" draw:text-style-name="P2" draw:layer="layout" svg:x1="7.001cm" svg:y1="8.001cm" svg:x2="9.001cm" svg:y2="8.001cm">
          <text:p/>
        </draw:line>
        <draw:line draw:style-name="gr69" draw:text-style-name="P2" draw:layer="layout" svg:x1="10.001cm" svg:y1="6.001cm" svg:x2="8.001cm" svg:y2="6.001cm">
          <text:p/>
        </draw:line>
        <draw:line draw:style-name="gr69" draw:text-style-name="P2" draw:layer="layout" svg:x1="10.001cm" svg:y1="8.001cm" svg:x2="12.001cm" svg:y2="8.001cm">
          <text:p/>
        </draw:line>
        <draw:line draw:style-name="gr69" draw:text-style-name="P2" draw:layer="layout" svg:x1="13.001cm" svg:y1="6.001cm" svg:x2="11.001cm" svg:y2="6.001cm">
          <text:p/>
        </draw:line>
        <draw:line draw:style-name="gr48" draw:text-style-name="P2" draw:layer="layout" svg:x1="13.001cm" svg:y1="8.001cm" svg:x2="15.001cm" svg:y2="8.001cm">
          <text:p/>
        </draw:line>
        <draw:line draw:style-name="gr48" draw:text-style-name="P2" draw:layer="layout" svg:x1="16.001cm" svg:y1="6.001cm" svg:x2="14.001cm" svg:y2="6.001cm">
          <text:p/>
        </draw:line>
        <draw:line draw:style-name="gr68" draw:text-style-name="P2" draw:layer="layout" svg:x1="19.001cm" svg:y1="6.001cm" svg:x2="17.001cm" svg:y2="6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.001cm" svg:y="3.528cm">
          <draw:text-box>
            <text:p><text:span text:style-name="T12">5 </text:span><text:span text:style-name="T12">key-</text:span><text:span text:style-name="T12">value </text:span><text:span text:style-name="T12">pairs</text:span></text:p>
            <text:p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61" draw:text-style-name="P10" draw:layer="layout" svg:width="5.574cm" svg:height="1.673cm" svg:x="9.001cm" svg:y="3.529cm">
          <draw:text-box>
            <text:p><text:span text:style-name="T7">New </text:span><text:span text:style-name="T7">inser</text:span><text:span text:style-name="T7">tion </text:span><text:span text:style-name="T7">of a</text:span></text:p>
            <text:p><text:span text:style-name="T7">key-</text:span><text:span text:style-name="T7">value </text:span><text:span text:style-name="T7">pair.</text:span></text:p>
          </draw:text-box>
        </draw:frame>
        <draw:custom-shape draw:style-name="gr70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001cm" svg:y="8.001cm" svg:viewBox="0 0 5500 750" svg:d="M0 0c500 1000 5000 1000 5500 0">
          <text:p/>
        </draw:path>
        <draw:line draw:style-name="gr50" draw:text-style-name="P2" draw:layer="layout" svg:x1="17.501cm" svg:y1="9.501cm" svg:x2="17.501cm" svg:y2="9.501cm">
          <text:p/>
        </draw:line>
        <draw:path draw:style-name="gr63" draw:text-style-name="P2" draw:layer="layout" svg:width="4.628cm" svg:height="7.803cm" draw:transform="skewX (-5.15662617013172E-017) rotate (-1.03899450371222) translate (16.708616430811cm 4.10464121835194cm)" svg:viewBox="0 0 4629 7804" svg:d="M0 7782c819 482 5383-7275 4521-7782">
          <text:p/>
        </draw:path>
        <draw:frame draw:style-name="gr59" draw:text-style-name="P18" draw:layer="layout" svg:width="2.623cm" svg:height="0.962cm" svg:x="3.001cm" svg:y="2.729cm">
          <draw:text-box>
            <text:p><text:span text:style-name="T11">Ope. </text:span><text:span text:style-name="T11">0.</text:span></text:p>
          </draw:text-box>
        </draw:frame>
        <draw:frame draw:style-name="gr59" draw:text-style-name="P20" draw:layer="layout" svg:width="2.623cm" svg:height="0.962cm" svg:x="9.002cm" svg:y="2.729cm">
          <draw:text-box>
            <text:p><text:span text:style-name="T6">Ope. </text:span><text:span text:style-name="T6">2.</text:span></text:p>
          </draw:text-box>
        </draw:frame>
        <draw:frame draw:style-name="gr43" draw:text-style-name="P19" draw:layer="layout" svg:width="2.016cm" svg:height="1.673cm" svg:x="18.001cm" svg:y="6.196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6cm" svg:y1="5.795cm" svg:x2="7.936cm" svg:y2="6.208cm">
            <text:p/>
          </draw:line>
          <draw:line draw:style-name="gr73" draw:text-style-name="P2" draw:layer="layout" svg:x1="8.086cm" svg:y1="5.795cm" svg:x2="8.286cm" svg:y2="6.208cm">
            <text:p/>
          </draw:line>
        </draw:g>
        <draw:g>
          <draw:line draw:style-name="gr56" draw:text-style-name="P2" draw:layer="layout" svg:x1="11.436cm" svg:y1="5.796cm" svg:x2="10.936cm" svg:y2="6.209cm">
            <text:p/>
          </draw:line>
          <draw:line draw:style-name="gr56" draw:text-style-name="P2" draw:layer="layout" svg:x1="11.086cm" svg:y1="5.796cm" svg:x2="11.286cm" svg:y2="6.209cm">
            <text:p/>
          </draw:line>
        </draw:g>
        <draw:g>
          <draw:line draw:style-name="gr56" draw:text-style-name="P2" draw:layer="layout" svg:x1="9.06cm" svg:y1="7.796cm" svg:x2="8.56cm" svg:y2="8.209cm">
            <text:p/>
          </draw:line>
          <draw:line draw:style-name="gr56" draw:text-style-name="P2" draw:layer="layout" svg:x1="8.71cm" svg:y1="7.796cm" svg:x2="8.91cm" svg:y2="8.209cm">
            <text:p/>
          </draw:line>
        </draw:g>
        <draw:g>
          <draw:line draw:style-name="gr56" draw:text-style-name="P2" draw:layer="layout" svg:x1="12.06cm" svg:y1="7.797cm" svg:x2="11.56cm" svg:y2="8.21cm">
            <text:p/>
          </draw:line>
          <draw:line draw:style-name="gr56" draw:text-style-name="P2" draw:layer="layout" svg:x1="11.71cm" svg:y1="7.797cm" svg:x2="11.91cm" svg:y2="8.21cm">
            <text:p/>
          </draw:line>
        </draw:g>
        <draw:frame draw:style-name="gr64" draw:text-style-name="P19" draw:layer="layout" svg:width="8.74cm" svg:height="0.962cm" svg:x="13.708cm" svg:y="8.702cm">
          <draw:text-box>
            <text:p><text:span text:style-name="T13">Movi</text:span><text:span text:style-name="T13">ng </text:span><text:span text:style-name="T13">store</text:span><text:span text:style-name="T13">d </text:span><text:span text:style-name="T14">key-</text:span><text:span text:style-name="T14">value </text:span><text:span text:style-name="T14">pair.</text:span></text:p>
          </draw:text-box>
        </draw:frame>
        <draw:frame draw:style-name="gr59" draw:text-style-name="P21" draw:layer="layout" svg:width="2.623cm" svg:height="0.962cm" svg:x="11.504cm" svg:y="8.697cm">
          <draw:text-box>
            <text:p><text:span text:style-name="T15">Ope. </text:span><text:span text:style-name="T15">1.</text:span></text:p>
          </draw:text-box>
        </draw:frame>
        <draw:line draw:style-name="gr68" draw:text-style-name="P2" draw:layer="layout" svg:x1="16.001cm" svg:y1="8.001cm" svg:x2="18.001cm" svg:y2="8.001cm">
          <text:p/>
        </draw:line>
        <draw:frame draw:style-name="gr44" draw:text-style-name="P14" draw:layer="layout" svg:width="1.501cm" svg:height="0.662cm" svg:x="17.18cm" svg:y="5.245cm">
          <draw:text-box>
            <text:p text:style-name="P11"><text:span text:style-name="T9">empty</text:span></text:p>
          </draw:text-box>
        </draw:frame>
        <draw:line draw:style-name="gr65" draw:text-style-name="P2" draw:layer="layout" svg:x1="17.419cm" svg:y1="5.563cm" svg:x2="18.442cm" svg:y2="5.563cm">
          <text:p/>
        </draw:line>
        <draw:line draw:style-name="gr65" draw:text-style-name="P2" draw:layer="layout" svg:x1="17.419cm" svg:y1="5.643cm" svg:x2="18.44cm" svg:y2="5.643cm">
          <text:p/>
        </draw:lin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.001cm" svg:y="6.197cm">
          <draw:text-box>
            <text:p><text:span text:style-name="T7">key-</text:span></text:p>
            <text:p><text:span text:style-name="T7">value</text:span></text:p>
          </draw:text-box>
        </draw:frame>
        <draw:frame draw:style-name="gr40" draw:text-style-name="P14" draw:layer="layout" svg:width="1.095cm" svg:height="0.662cm" svg:x="15.814cm" svg:y="8cm">
          <draw:text-box>
            <text:p text:style-name="P11"><text:span text:style-name="T9">last</text:span></text:p>
          </draw:text-box>
        </draw:frame>
        <draw:line draw:style-name="gr65" draw:text-style-name="P2" draw:layer="layout" svg:x1="16.001cm" svg:y1="8.32cm" svg:x2="16.701cm" svg:y2="8.32cm">
          <text:p/>
        </draw:line>
        <draw:line draw:style-name="gr65" draw:text-style-name="P2" draw:layer="layout" svg:x1="16.001cm" svg:y1="8.4cm" svg:x2="16.701cm" svg:y2="8.4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</text:span><text:span text:style-name="T10">rtion </text:span><text:span text:style-name="T10">case</text:span><text:span text:style-name="T10">10 </text:span><text:span text:style-name="T10">(har</text:span><text:span text:style-name="T10">d)</text:span></text:p>
          </draw:text-box>
        </draw:frame>
        <draw:frame draw:style-name="gr29" draw:text-style-name="P10" draw:layer="layout" svg:width="1.205cm" svg:height="0.962cm" svg:x="26.252cm" svg:y="2.7cm">
          <draw:text-box>
            <text:p><text:span text:style-name="T6">11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13" draw:style-name="dp1" draw:master-page-name="標準">
        <draw:frame draw:style-name="gr80" draw:text-style-name="P1" draw:layer="layout" svg:width="11.683cm" svg:height="0.962cm" svg:x="3.3cm" svg:y="0.05cm">
          <draw:text-box>
            <text:p><text:span text:style-name="T20">page </text:span><text:span text:style-name="T20">for </text:span><text:span text:style-name="T20">splitti</text:span><text:span text:style-name="T20">ng.</text:span></text:p>
          </draw:text-box>
        </draw:frame>
        <draw:custom-shape draw:style-name="gr81" draw:text-style-name="P30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6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5.024cm" svg:y="6.003cm">
          <draw:text-box>
            <text:p text:style-name="P11"><text:span text:style-name="T8">empty</text:span></text:p>
          </draw:text-box>
        </draw:frame>
        <draw:frame draw:style-name="gr83" draw:text-style-name="P16" draw:layer="layout" svg:width="2.085cm" svg:height="1.673cm" svg:x="2.955cm" svg:y="6.668cm">
          <draw:text-box>
            <text:p><text:span text:style-name="T12">elem</text:span><text:span text:style-name="T12">-</text:span></text:p>
            <text:p><text:span text:style-name="T12">ent0</text:span><text:span text:style-name="T12">1</text:span></text:p>
          </draw:text-box>
        </draw:frame>
        <draw:g>
          <draw:line draw:style-name="gr56" draw:text-style-name="P2" draw:layer="layout" svg:x1="5.199cm" svg:y1="6.64cm" svg:x2="2.849cm" svg:y2="8.353cm">
            <text:p/>
          </draw:line>
          <draw:line draw:style-name="gr56" draw:text-style-name="P2" draw:layer="layout" svg:x1="3.554cm" svg:y1="6.64cm" svg:x2="4.494cm" svg:y2="8.353cm">
            <text:p/>
          </draw:line>
        </draw:g>
        <draw:line draw:style-name="gr41" draw:text-style-name="P2" draw:layer="layout" svg:x1="3.305cm" svg:y1="8.821cm" svg:x2="4.005cm" svg:y2="8.821cm">
          <text:p/>
        </draw:line>
        <draw:line draw:style-name="gr41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4" draw:text-style-name="P16" draw:layer="layout" svg:width="12.766cm" svg:height="0.962cm" svg:x="3cm" svg:y="4.533cm">
          <draw:text-box>
            <text:p><text:span text:style-name="T11">Ope. </text:span><text:span text:style-name="T11">0.</text:span><text:span text:style-name="T12"> 1 </text:span><text:span text:style-name="T12">key-</text:span><text:span text:style-name="T12">value </text:span><text:span text:style-name="T12">pair </text:span><text:span text:style-name="T12">is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38" draw:text-style-name="P10" draw:layer="layout" svg:width="12.131cm" svg:height="0.962cm" svg:x="3.001cm" svg:y="3.03cm">
          <draw:text-box>
            <text:p><text:span text:style-name="T6">Ope. </text:span><text:span text:style-name="T6">1.</text:span><text:span text:style-name="T7"> </text:span><text:span text:style-name="T7">Delet</text:span><text:span text:style-name="T7">ion </text:span><text:span text:style-name="T7">of </text:span><text:span text:style-name="T7">elem</text:span><text:span text:style-name="T7">ent0</text:span><text:span text:style-name="T7">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ele</text:span><text:span text:style-name="T10">tion </text:span><text:span text:style-name="T10">case</text:span><text:span text:style-name="T10">01</text:span></text:p>
          </draw:text-box>
        </draw:frame>
      </draw:page>
      <draw:page draw:name="page15" draw:style-name="dp1" draw:master-page-name="標準">
        <draw:path draw:style-name="gr41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1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1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7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2cm" svg:x2="6cm" svg:y2="6.502cm">
          <text:p/>
        </draw:line>
        <draw:line draw:style-name="gr48" draw:text-style-name="P2" draw:layer="layout" svg:x1="7cm" svg:y1="8.502cm" svg:x2="5cm" svg:y2="8.502cm">
          <text:p/>
        </draw:line>
        <draw:line draw:style-name="gr69" draw:text-style-name="P2" draw:layer="layout" svg:x1="7cm" svg:y1="6.502cm" svg:x2="9cm" svg:y2="6.502cm">
          <text:p/>
        </draw:line>
        <draw:line draw:style-name="gr69" draw:text-style-name="P2" draw:layer="layout" svg:x1="10cm" svg:y1="8.502cm" svg:x2="8cm" svg:y2="8.502cm">
          <text:p/>
        </draw:line>
        <draw:g>
          <draw:line draw:style-name="gr73" draw:text-style-name="P2" draw:layer="layout" svg:x1="8.435cm" svg:y1="8.296cm" svg:x2="7.935cm" svg:y2="8.709cm">
            <text:p/>
          </draw:line>
          <draw:line draw:style-name="gr73" draw:text-style-name="P2" draw:layer="layout" svg:x1="8.085cm" svg:y1="8.296cm" svg:x2="8.285cm" svg:y2="8.709cm">
            <text:p/>
          </draw:line>
        </draw:g>
        <draw:g>
          <draw:line draw:style-name="gr56" draw:text-style-name="P2" draw:layer="layout" svg:x1="9.059cm" svg:y1="6.297cm" svg:x2="8.559cm" svg:y2="6.71cm">
            <text:p/>
          </draw:line>
          <draw:line draw:style-name="gr56" draw:text-style-name="P2" draw:layer="layout" svg:x1="8.709cm" svg:y1="6.297cm" svg:x2="8.909cm" svg:y2="6.71cm">
            <text:p/>
          </draw:line>
        </draw:g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6cm">
          <draw:text-box>
            <text:p><text:span text:style-name="T12">elem</text:span><text:span text:style-name="T12">-</text:span></text:p>
            <text:p><text:span text:style-name="T12">ent0</text:span><text:span text:style-name="T12">2</text:span></text:p>
          </draw:text-box>
        </draw:frame>
        <draw:frame draw:style-name="gr83" draw:text-style-name="P16" draw:layer="layout" svg:width="2.085cm" svg:height="1.673cm" svg:x="2.958cm" svg:y="6.667cm">
          <draw:text-box>
            <text:p><text:span text:style-name="T12">elem</text:span><text:span text:style-name="T12">-</text:span></text:p>
            <text:p><text:span text:style-name="T12">ent0</text:span><text:span text:style-name="T12">1</text:span></text:p>
          </draw:text-box>
        </draw:frame>
        <draw:custom-shape draw:style-name="gr86" draw:text-style-name="P31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11.025cm" svg:y="6cm">
          <draw:text-box>
            <text:p text:style-name="P11"><text:span text:style-name="T8">empty</text:span></text:p>
          </draw:text-box>
        </draw:frame>
        <draw:frame draw:style-name="gr40" draw:text-style-name="P14" draw:layer="layout" svg:width="1.095cm" svg:height="0.662cm" svg:x="9.815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10.002cm" svg:y1="8.82cm" svg:x2="10.702cm" svg:y2="8.82cm">
          <text:p/>
        </draw:line>
        <draw:line draw:style-name="gr41" draw:text-style-name="P2" draw:layer="layout" svg:x1="10.002cm" svg:y1="8.9cm" svg:x2="10.702cm" svg:y2="8.9cm">
          <text:p/>
        </draw:line>
        <draw:frame draw:style-name="gr83" draw:text-style-name="P16" draw:layer="layout" svg:width="2.085cm" svg:height="1.673cm" svg:x="8.956cm" svg:y="6.665cm">
          <draw:text-box>
            <text:p><text:span text:style-name="T12">elem</text:span><text:span text:style-name="T12">-</text:span></text:p>
            <text:p><text:span text:style-name="T12">ent0</text:span><text:span text:style-name="T12">3</text:span></text:p>
          </draw:text-box>
        </draw:frame>
        <draw:g>
          <draw:line draw:style-name="gr56" draw:text-style-name="P2" draw:layer="layout" svg:x1="11.2cm" svg:y1="6.637cm" svg:x2="8.85cm" svg:y2="8.35cm">
            <text:p/>
          </draw:line>
          <draw:line draw:style-name="gr56" draw:text-style-name="P2" draw:layer="layout" svg:x1="9.555cm" svg:y1="6.637cm" svg:x2="10.495cm" svg:y2="8.35cm">
            <text:p/>
          </draw:line>
        </draw:g>
        <draw:frame draw:style-name="gr40" draw:text-style-name="P12" draw:layer="layout" svg:width="1.095cm" svg:height="0.662cm" svg:x="6.816cm" svg:y="8.5cm">
          <draw:text-box>
            <text:p text:style-name="P11"><text:span text:style-name="T8">last</text:span></text:p>
          </draw:text-box>
        </draw:frame>
        <draw:path draw:style-name="gr41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0" draw:text-style-name="P14" draw:layer="layout" svg:width="1.095cm" svg:height="0.662cm" svg:x="9.816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10.003cm" svg:y1="8.82cm" svg:x2="10.703cm" svg:y2="8.82cm">
          <text:p/>
        </draw:line>
        <draw:line draw:style-name="gr41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4cm">
          <draw:text-box>
            <text:p><text:span text:style-name="T11">Ope. </text:span><text:span text:style-name="T11">0.</text:span><text:span text:style-name="T12"> 3 </text:span><text:span text:style-name="T12">key-</text:span><text:span text:style-name="T12">value </text:span><text:span text:style-name="T12">pair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38" draw:text-style-name="P10" draw:layer="layout" svg:width="12.131cm" svg:height="0.962cm" svg:x="3.001cm" svg:y="3.031cm">
          <draw:text-box>
            <text:p><text:span text:style-name="T6">Ope. </text:span><text:span text:style-name="T6">1.</text:span><text:span text:style-name="T7"> </text:span><text:span text:style-name="T7">Delet</text:span><text:span text:style-name="T7">ion </text:span><text:span text:style-name="T7">of </text:span><text:span text:style-name="T7">elem</text:span><text:span text:style-name="T7">ent0</text:span><text:span text:style-name="T7">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ele</text:span><text:span text:style-name="T10">tion </text:span><text:span text:style-name="T10">case</text:span><text:span text:style-name="T10">02</text:span></text:p>
          </draw:text-box>
        </draw:frame>
      </draw:page>
      <draw:page draw:name="page16" draw:style-name="dp1" draw:master-page-name="標準">
        <draw:path draw:style-name="gr65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7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3cm" svg:x2="6cm" svg:y2="6.503cm">
          <text:p/>
        </draw:line>
        <draw:line draw:style-name="gr48" draw:text-style-name="P2" draw:layer="layout" svg:x1="7cm" svg:y1="8.503cm" svg:x2="5cm" svg:y2="8.503cm">
          <text:p/>
        </draw:line>
        <draw:line draw:style-name="gr69" draw:text-style-name="P2" draw:layer="layout" svg:x1="7cm" svg:y1="6.503cm" svg:x2="9cm" svg:y2="6.503cm">
          <text:p/>
        </draw:line>
        <draw:line draw:style-name="gr69" draw:text-style-name="P2" draw:layer="layout" svg:x1="10cm" svg:y1="8.503cm" svg:x2="8cm" svg:y2="8.503cm">
          <text:p/>
        </draw:line>
        <draw:g>
          <draw:line draw:style-name="gr88" draw:text-style-name="P2" draw:layer="layout" svg:x1="8.435cm" svg:y1="8.297cm" svg:x2="7.935cm" svg:y2="8.71cm">
            <text:p/>
          </draw:line>
          <draw:line draw:style-name="gr88" draw:text-style-name="P2" draw:layer="layout" svg:x1="8.085cm" svg:y1="8.297cm" svg:x2="8.285cm" svg:y2="8.71cm">
            <text:p/>
          </draw:line>
        </draw:g>
        <draw:g>
          <draw:line draw:style-name="gr89" draw:text-style-name="P2" draw:layer="layout" svg:x1="9.059cm" svg:y1="6.298cm" svg:x2="8.559cm" svg:y2="6.711cm">
            <text:p/>
          </draw:line>
          <draw:line draw:style-name="gr89" draw:text-style-name="P2" draw:layer="layout" svg:x1="8.709cm" svg:y1="6.298cm" svg:x2="8.909cm" svg:y2="6.711cm">
            <text:p/>
          </draw:line>
        </draw:g>
        <draw:custom-shape draw:style-name="gr66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7cm">
          <draw:text-box>
            <text:p><text:span text:style-name="T12">elem</text:span><text:span text:style-name="T12">-</text:span></text:p>
            <text:p><text:span text:style-name="T12">ent0</text:span><text:span text:style-name="T12">2</text:span></text:p>
          </draw:text-box>
        </draw:frame>
        <draw:frame draw:style-name="gr83" draw:text-style-name="P16" draw:layer="layout" svg:width="2.085cm" svg:height="1.673cm" svg:x="2.958cm" svg:y="6.668cm">
          <draw:text-box>
            <text:p><text:span text:style-name="T12">elem</text:span><text:span text:style-name="T12">-</text:span></text:p>
            <text:p><text:span text:style-name="T12">ent0</text:span><text:span text:style-name="T12">1</text:span></text:p>
          </draw:text-box>
        </draw:frame>
        <draw:custom-shape draw:style-name="gr90" draw:text-style-name="P31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6.001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8.501cm">
          <draw:text-box>
            <text:p text:style-name="P11"><text:span text:style-name="T9">last</text:span></text:p>
          </draw:text-box>
        </draw:frame>
        <draw:frame draw:style-name="gr83" draw:text-style-name="P16" draw:layer="layout" svg:width="2.085cm" svg:height="1.673cm" svg:x="8.956cm" svg:y="6.666cm">
          <draw:text-box>
            <text:p><text:span text:style-name="T12">elem</text:span><text:span text:style-name="T12">-</text:span></text:p>
            <text:p><text:span text:style-name="T12">ent0</text:span><text:span text:style-name="T12">3</text:span></text:p>
          </draw:text-box>
        </draw:frame>
        <draw:g>
          <draw:line draw:style-name="gr89" draw:text-style-name="P2" draw:layer="layout" svg:x1="11.2cm" svg:y1="6.638cm" svg:x2="8.85cm" svg:y2="8.351cm">
            <text:p/>
          </draw:line>
          <draw:line draw:style-name="gr89" draw:text-style-name="P2" draw:layer="layout" svg:x1="9.555cm" svg:y1="6.638cm" svg:x2="10.495cm" svg:y2="8.351cm">
            <text:p/>
          </draw:line>
        </draw:g>
        <draw:custom-shape draw:style-name="gr70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8.42618811110829cm 5.89589666438523cm)" svg:viewBox="0 0 3247 5170" svg:d="M3110 0c818 482-2248 5643-3110 5135">
          <text:p/>
        </draw:path>
        <draw:line draw:style-name="gr56" draw:text-style-name="P2" draw:layer="layout" svg:x1="4.073cm" svg:y1="7.801cm" svg:x2="4.773cm" svg:y2="7.801cm">
          <text:p/>
        </draw:line>
        <draw:line draw:style-name="gr56" draw:text-style-name="P2" draw:layer="layout" svg:x1="4.073cm" svg:y1="7.926cm" svg:x2="4.773cm" svg:y2="7.926cm">
          <text:p/>
        </draw:line>
        <draw:frame draw:style-name="gr29" draw:text-style-name="P19" draw:layer="layout" svg:width="1.205cm" svg:height="0.962cm" svg:x="3.855cm" svg:y="7.879cm">
          <draw:text-box>
            <text:p><text:span text:style-name="T13">0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35cm">
          <draw:text-box>
            <text:p><text:span text:style-name="T11">Ope. </text:span><text:span text:style-name="T11">0.</text:span><text:span text:style-name="T12"> 3 </text:span><text:span text:style-name="T12">key-</text:span><text:span text:style-name="T12">value </text:span><text:span text:style-name="T12">pair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pe. </text:span><text:span text:style-name="T6">1.</text:span><text:span text:style-name="T7"> </text:span><text:span text:style-name="T7">Delet</text:span><text:span text:style-name="T7">ion </text:span><text:span text:style-name="T7">of </text:span><text:span text:style-name="T7">elem</text:span><text:span text:style-name="T7">ent0</text:span><text:span text:style-name="T7">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6.816cm" svg:y="8.501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10.046cm" svg:x2="8.992cm" svg:y2="10.046cm">
          <text:p/>
        </draw:line>
        <draw:frame draw:style-name="gr91" draw:text-style-name="P19" draw:layer="layout" svg:width="6.314cm" svg:height="0.962cm" svg:x="5.198cm" svg:y="9.246cm">
          <draw:text-box>
            <text:p><text:span text:style-name="T13">Movi</text:span><text:span text:style-name="T13">ng </text:span><text:span text:style-name="T13">last </text:span><text:span text:style-name="T13">elem</text:span><text:span text:style-name="T13">ent.</text:span></text:p>
          </draw:text-box>
        </draw:frame>
        <draw:frame draw:style-name="gr59" draw:text-style-name="P21" draw:layer="layout" svg:width="2.623cm" svg:height="0.962cm" svg:x="2.994cm" svg:y="9.241cm">
          <draw:text-box>
            <text:p><text:span text:style-name="T15">Ope. </text:span><text:span text:style-name="T15">2.</text:span></text:p>
          </draw:text-box>
        </draw:frame>
        <draw:line draw:style-name="gr50" draw:text-style-name="P2" draw:layer="layout" svg:x1="8.492cm" svg:y1="10.091cm" svg:x2="8.492cm" svg:y2="10.091cm">
          <text:p/>
        </draw:lin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ele</text:span><text:span text:style-name="T10">tion </text:span><text:span text:style-name="T10">case</text:span><text:span text:style-name="T10">03</text:span></text:p>
          </draw:text-box>
        </draw:frame>
      </draw:page>
      <draw:page draw:name="page17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7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1cm" svg:x2="6cm" svg:y2="6.501cm">
          <text:p/>
        </draw:line>
        <draw:line draw:style-name="gr48" draw:text-style-name="P2" draw:layer="layout" svg:x1="7cm" svg:y1="8.501cm" svg:x2="5cm" svg:y2="8.501cm">
          <text:p/>
        </draw:line>
        <draw:line draw:style-name="gr69" draw:text-style-name="P2" draw:layer="layout" svg:x1="7cm" svg:y1="6.501cm" svg:x2="9cm" svg:y2="6.501cm">
          <text:p/>
        </draw:line>
        <draw:line draw:style-name="gr69" draw:text-style-name="P2" draw:layer="layout" svg:x1="10cm" svg:y1="8.501cm" svg:x2="8cm" svg:y2="8.501cm">
          <text:p/>
        </draw:line>
        <draw:g>
          <draw:line draw:style-name="gr88" draw:text-style-name="P2" draw:layer="layout" svg:x1="8.435cm" svg:y1="8.295cm" svg:x2="7.935cm" svg:y2="8.708cm">
            <text:p/>
          </draw:line>
          <draw:line draw:style-name="gr88" draw:text-style-name="P2" draw:layer="layout" svg:x1="8.085cm" svg:y1="8.295cm" svg:x2="8.285cm" svg:y2="8.708cm">
            <text:p/>
          </draw:line>
        </draw:g>
        <draw:g>
          <draw:line draw:style-name="gr89" draw:text-style-name="P2" draw:layer="layout" svg:x1="9.059cm" svg:y1="6.296cm" svg:x2="8.559cm" svg:y2="6.709cm">
            <text:p/>
          </draw:line>
          <draw:line draw:style-name="gr89" draw:text-style-name="P2" draw:layer="layout" svg:x1="8.709cm" svg:y1="6.296cm" svg:x2="8.909cm" svg:y2="6.709cm">
            <text:p/>
          </draw:line>
        </draw:g>
        <draw:custom-shape draw:style-name="gr66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5cm">
          <draw:text-box>
            <text:p><text:span text:style-name="T12">elem</text:span><text:span text:style-name="T12">-</text:span></text:p>
            <text:p><text:span text:style-name="T12">ent0</text:span><text:span text:style-name="T12">2</text:span></text:p>
          </draw:text-box>
        </draw:frame>
        <draw:frame draw:style-name="gr83" draw:text-style-name="P16" draw:layer="layout" svg:width="2.085cm" svg:height="1.673cm" svg:x="2.958cm" svg:y="6.666cm">
          <draw:text-box>
            <text:p><text:span text:style-name="T12">elem</text:span><text:span text:style-name="T12">-</text:span></text:p>
            <text:p><text:span text:style-name="T12">ent0</text:span><text:span text:style-name="T12">1</text:span></text:p>
          </draw:text-box>
        </draw:frame>
        <draw:custom-shape draw:style-name="gr90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5.9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8.4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3" draw:text-style-name="P16" draw:layer="layout" svg:width="2.085cm" svg:height="1.673cm" svg:x="8.956cm" svg:y="6.664cm">
          <draw:text-box>
            <text:p><text:span text:style-name="T12">elem</text:span><text:span text:style-name="T12">-</text:span></text:p>
            <text:p><text:span text:style-name="T12">ent0</text:span><text:span text:style-name="T12">3</text:span></text:p>
          </draw:text-box>
        </draw:frame>
        <draw:g>
          <draw:line draw:style-name="gr89" draw:text-style-name="P2" draw:layer="layout" svg:x1="11.2cm" svg:y1="6.636cm" svg:x2="8.85cm" svg:y2="8.349cm">
            <text:p/>
          </draw:line>
          <draw:line draw:style-name="gr89" draw:text-style-name="P2" draw:layer="layout" svg:x1="9.555cm" svg:y1="6.636cm" svg:x2="10.495cm" svg:y2="8.349cm">
            <text:p/>
          </draw:line>
        </draw:g>
        <draw:custom-shape draw:style-name="gr70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8cm 7.2072925565978cm)" svg:viewBox="0 0 1818 2617" svg:d="M1586 0c819 482-724 3058-1586 2551">
          <text:p/>
        </draw:path>
        <draw:line draw:style-name="gr56" draw:text-style-name="P2" draw:layer="layout" svg:x1="7.073cm" svg:y1="7.799cm" svg:x2="7.773cm" svg:y2="7.799cm">
          <text:p/>
        </draw:line>
        <draw:line draw:style-name="gr56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3">0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65cm">
          <draw:text-box>
            <text:p><text:span text:style-name="T11">Ope. </text:span><text:span text:style-name="T11">0.</text:span><text:span text:style-name="T12"> 3 </text:span><text:span text:style-name="T12">key-</text:span><text:span text:style-name="T12">value </text:span><text:span text:style-name="T12">pair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38" draw:text-style-name="P10" draw:layer="layout" svg:width="12.131cm" svg:height="0.962cm" svg:x="3.002cm" svg:y="3.062cm">
          <draw:text-box>
            <text:p><text:span text:style-name="T6">Ope. </text:span><text:span text:style-name="T6">1.</text:span><text:span text:style-name="T7"> </text:span><text:span text:style-name="T7">Delet</text:span><text:span text:style-name="T7">ion </text:span><text:span text:style-name="T7">of </text:span><text:span text:style-name="T7">elem</text:span><text:span text:style-name="T7">ent0</text:span><text:span text:style-name="T7">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6.11cm" svg:y="8.5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91" draw:text-style-name="P19" draw:layer="layout" svg:width="6.314cm" svg:height="0.962cm" svg:x="5.198cm" svg:y="9.247cm">
          <draw:text-box>
            <text:p><text:span text:style-name="T13">Movi</text:span><text:span text:style-name="T13">ng </text:span><text:span text:style-name="T13">last </text:span><text:span text:style-name="T13">elem</text:span><text:span text:style-name="T13">ent.</text:span></text:p>
          </draw:text-box>
        </draw:frame>
        <draw:frame draw:style-name="gr59" draw:text-style-name="P21" draw:layer="layout" svg:width="2.623cm" svg:height="0.962cm" svg:x="2.994cm" svg:y="9.242cm">
          <draw:text-box>
            <text:p><text:span text:style-name="T15">Ope. </text:span><text:span text:style-name="T15">2.</text:span></text:p>
          </draw:text-box>
        </draw:frame>
        <draw:line draw:style-name="gr50" draw:text-style-name="P2" draw:layer="layout" svg:x1="8.492cm" svg:y1="10.092cm" svg:x2="8.492cm" svg:y2="10.092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ele</text:span><text:span text:style-name="T10">tion </text:span><text:span text:style-name="T10">case</text:span><text:span text:style-name="T10">04</text:span></text:p>
          </draw:text-box>
        </draw:frame>
      </draw:page>
      <draw:page draw:name="page18" draw:style-name="dp1" draw:master-page-name="標準">
        <draw:path draw:style-name="gr53" draw:text-style-name="P2" draw:layer="layout" svg:width="6.314cm" svg:height="3.466cm" draw:transform="skewX (0.530580092606276) rotate (0.669508301065025) translate (3.99134155471362cm 4.93807832200183cm)" svg:viewBox="0 0 6315 3467" svg:d="M0 54c735-475 5902 2319 6315 3413">
          <text:p/>
        </draw:path>
        <draw:path draw:style-name="gr55" draw:text-style-name="P2" draw:layer="layout" svg:width="5.499cm" svg:height="0.749cm" svg:x="4.5cm" svg:y="7cm" svg:viewBox="0 0 5500 750" svg:d="M5500 0c-500 1000-5000 1000-5500 0">
          <text:p/>
        </draw:path>
        <draw:g>
          <draw:line draw:style-name="gr89" draw:text-style-name="P2" draw:layer="layout" svg:x1="4.83cm" svg:y1="6.927cm" svg:x2="4.33cm" svg:y2="7.34cm">
            <text:p/>
          </draw:line>
          <draw:line draw:style-name="gr89" draw:text-style-name="P2" draw:layer="layout" svg:x1="4.48cm" svg:y1="6.927cm" svg:x2="4.68cm" svg:y2="7.34cm">
            <text:p/>
          </draw:line>
        </draw:g>
        <draw:g>
          <draw:line draw:style-name="gr89" draw:text-style-name="P2" draw:layer="layout" svg:x1="9.67cm" svg:y1="4.678cm" svg:x2="9.17cm" svg:y2="5.091cm">
            <text:p/>
          </draw:line>
          <draw:line draw:style-name="gr89" draw:text-style-name="P2" draw:layer="layout" svg:x1="9.32cm" svg:y1="4.678cm" svg:x2="9.52cm" svg:y2="5.091cm">
            <text:p/>
          </draw:line>
        </draw:g>
        <draw:path draw:style-name="gr65" draw:text-style-name="P2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92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7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42" draw:text-style-name="P13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cm" svg:y1="5.001cm" svg:x2="6cm" svg:y2="5.001cm">
          <text:p/>
        </draw:line>
        <draw:line draw:style-name="gr93" draw:text-style-name="P2" draw:layer="layout" svg:x1="7cm" svg:y1="7.001cm" svg:x2="5cm" svg:y2="7.001cm">
          <text:p/>
        </draw:line>
        <draw:custom-shape draw:style-name="gr66" draw:text-style-name="P13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9" draw:layer="layout" svg:width="2.085cm" svg:height="1.673cm" svg:x="5.957cm" svg:y="5.165cm">
          <draw:text-box>
            <text:p><text:span text:style-name="T13">elem</text:span><text:span text:style-name="T13">-</text:span></text:p>
            <text:p><text:span text:style-name="T13">ent0</text:span><text:span text:style-name="T13">2</text:span></text:p>
          </draw:text-box>
        </draw:frame>
        <draw:frame draw:style-name="gr83" draw:text-style-name="P16" draw:layer="layout" svg:width="2.085cm" svg:height="1.673cm" svg:x="2.958cm" svg:y="5.166cm">
          <draw:text-box>
            <text:p><text:span text:style-name="T12">elem</text:span><text:span text:style-name="T12">-</text:span></text:p>
            <text:p><text:span text:style-name="T12">ent0</text:span><text:span text:style-name="T12">1</text:span></text:p>
          </draw:text-box>
        </draw:frame>
        <draw:custom-shape draw:style-name="gr90" draw:text-style-name="P31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4.4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6.9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7.319cm" svg:x2="10.702cm" svg:y2="7.319cm">
          <text:p/>
        </draw:line>
        <draw:line draw:style-name="gr65" draw:text-style-name="P2" draw:layer="layout" svg:x1="10.002cm" svg:y1="7.399cm" svg:x2="10.702cm" svg:y2="7.399cm">
          <text:p/>
        </draw:line>
        <draw:frame draw:style-name="gr83" draw:text-style-name="P16" draw:layer="layout" svg:width="2.085cm" svg:height="1.673cm" svg:x="8.956cm" svg:y="5.164cm">
          <draw:text-box>
            <text:p><text:span text:style-name="T12">elem</text:span><text:span text:style-name="T12">-</text:span></text:p>
            <text:p><text:span text:style-name="T12">ent0</text:span><text:span text:style-name="T12">2</text:span></text:p>
          </draw:text-box>
        </draw:frame>
        <draw:g>
          <draw:line draw:style-name="gr89" draw:text-style-name="P2" draw:layer="layout" svg:x1="11.2cm" svg:y1="5.136cm" svg:x2="8.85cm" svg:y2="6.849cm">
            <text:p/>
          </draw:line>
          <draw:line draw:style-name="gr89" draw:text-style-name="P2" draw:layer="layout" svg:x1="9.555cm" svg:y1="5.136cm" svg:x2="10.495cm" svg:y2="6.849cm">
            <text:p/>
          </draw:line>
        </draw:g>
        <draw:custom-shape draw:style-name="gr70" draw:text-style-name="P5" draw:layer="layout" svg:width="2.1cm" svg:height="2.1cm" svg:x="8.953cm" svg:y="4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8cm 5.70729255659782cm)" svg:viewBox="0 0 1818 2617" svg:d="M1586 0c819 482-724 3058-1586 2551">
          <text:p/>
        </draw:path>
        <draw:custom-shape draw:style-name="gr4" draw:text-style-name="P15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3.065cm">
          <draw:text-box>
            <text:p><text:span text:style-name="T11">Ope. </text:span><text:span text:style-name="T11">0.</text:span><text:span text:style-name="T12"> 2 </text:span><text:span text:style-name="T12">key-</text:span><text:span text:style-name="T12">value </text:span><text:span text:style-name="T12">pair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40" draw:text-style-name="P27" draw:layer="layout" svg:width="1.095cm" svg:height="0.662cm" svg:x="6.11cm" svg:y="7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8.547cm" svg:x2="8.992cm" svg:y2="8.547cm">
          <text:p/>
        </draw:line>
        <draw:frame draw:style-name="gr91" draw:text-style-name="P19" draw:layer="layout" svg:width="6.314cm" svg:height="0.962cm" svg:x="5.198cm" svg:y="7.747cm">
          <draw:text-box>
            <text:p><text:span text:style-name="T13">Movi</text:span><text:span text:style-name="T13">ng </text:span><text:span text:style-name="T13">last </text:span><text:span text:style-name="T13">elem</text:span><text:span text:style-name="T13">ent.</text:span></text:p>
          </draw:text-box>
        </draw:frame>
        <draw:frame draw:style-name="gr59" draw:text-style-name="P21" draw:layer="layout" svg:width="2.623cm" svg:height="0.962cm" svg:x="2.994cm" svg:y="7.742cm">
          <draw:text-box>
            <text:p><text:span text:style-name="T15">Ope. </text:span><text:span text:style-name="T15">1.</text:span></text:p>
          </draw:text-box>
        </draw:frame>
        <draw:frame draw:style-name="gr85" draw:text-style-name="P1" draw:layer="layout" svg:width="5.294cm" svg:height="0.962cm" svg:x="20.956cm" svg:y="3cm">
          <draw:text-box>
            <text:p><text:span text:style-name="T10">Dele</text:span><text:span text:style-name="T10">tion </text:span><text:span text:style-name="T10">case</text:span><text:span text:style-name="T10">05</text:span></text:p>
          </draw:text-box>
        </draw:frame>
      </draw:page>
      <draw:page draw:name="page19" draw:style-name="dp1" draw:master-page-name="標準">
        <draw:path draw:style-name="gr65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7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1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7.5cm" svg:y1="6.503cm" svg:x2="9.5cm" svg:y2="6.503cm">
          <text:p/>
        </draw:line>
        <draw:line draw:style-name="gr93" draw:text-style-name="P2" draw:layer="layout" svg:x1="10.5cm" svg:y1="8.503cm" svg:x2="8.5cm" svg:y2="8.503cm">
          <text:p/>
        </draw:line>
        <draw:line draw:style-name="gr69" draw:text-style-name="P2" draw:layer="layout" svg:x1="10.5cm" svg:y1="6.503cm" svg:x2="12.5cm" svg:y2="6.503cm">
          <text:p/>
        </draw:line>
        <draw:line draw:style-name="gr69" draw:text-style-name="P2" draw:layer="layout" svg:x1="13.5cm" svg:y1="8.503cm" svg:x2="11.5cm" svg:y2="8.503cm">
          <text:p/>
        </draw:line>
        <draw:g>
          <draw:line draw:style-name="gr88" draw:text-style-name="P2" draw:layer="layout" svg:x1="11.935cm" svg:y1="8.297cm" svg:x2="11.435cm" svg:y2="8.71cm">
            <text:p/>
          </draw:line>
          <draw:line draw:style-name="gr88" draw:text-style-name="P2" draw:layer="layout" svg:x1="11.585cm" svg:y1="8.297cm" svg:x2="11.785cm" svg:y2="8.71cm">
            <text:p/>
          </draw:line>
        </draw:g>
        <draw:g>
          <draw:line draw:style-name="gr89" draw:text-style-name="P2" draw:layer="layout" svg:x1="12.559cm" svg:y1="6.298cm" svg:x2="12.059cm" svg:y2="6.711cm">
            <text:p/>
          </draw:line>
          <draw:line draw:style-name="gr89" draw:text-style-name="P2" draw:layer="layout" svg:x1="12.209cm" svg:y1="6.298cm" svg:x2="12.409cm" svg:y2="6.711cm">
            <text:p/>
          </draw:line>
        </draw:g>
        <draw:custom-shape draw:style-name="gr66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9.457cm" svg:y="6.667cm">
          <draw:text-box>
            <text:p><text:span text:style-name="T12">elem</text:span><text:span text:style-name="T12">-</text:span></text:p>
            <text:p><text:span text:style-name="T12">ent0</text:span><text:span text:style-name="T12">2</text:span></text:p>
          </draw:text-box>
        </draw:frame>
        <draw:frame draw:style-name="gr83" draw:text-style-name="P19" draw:layer="layout" svg:width="2.085cm" svg:height="1.673cm" svg:x="6.458cm" svg:y="6.668cm">
          <draw:text-box>
            <text:p><text:span text:style-name="T13">elem</text:span><text:span text:style-name="T13">-</text:span></text:p>
            <text:p><text:span text:style-name="T13">ent0</text:span><text:span text:style-name="T13">3</text:span></text:p>
          </draw:text-box>
        </draw:frame>
        <draw:custom-shape draw:style-name="gr90" draw:text-style-name="P31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4" draw:layer="layout" svg:width="1.095cm" svg:height="0.662cm" svg:x="13.315cm" svg:y="8.501cm">
          <draw:text-box>
            <text:p text:style-name="P11"><text:span text:style-name="T9">last</text:span></text:p>
          </draw:text-box>
        </draw:frame>
        <draw:frame draw:style-name="gr83" draw:text-style-name="P16" draw:layer="layout" svg:width="2.085cm" svg:height="1.673cm" svg:x="12.456cm" svg:y="6.666cm">
          <draw:text-box>
            <text:p><text:span text:style-name="T12">elem</text:span><text:span text:style-name="T12">-</text:span></text:p>
            <text:p><text:span text:style-name="T12">ent0</text:span><text:span text:style-name="T12">3</text:span></text:p>
          </draw:text-box>
        </draw:frame>
        <draw:g>
          <draw:line draw:style-name="gr89" draw:text-style-name="P2" draw:layer="layout" svg:x1="14.7cm" svg:y1="6.638cm" svg:x2="12.35cm" svg:y2="8.351cm">
            <text:p/>
          </draw:line>
          <draw:line draw:style-name="gr89" draw:text-style-name="P2" draw:layer="layout" svg:x1="13.055cm" svg:y1="6.638cm" svg:x2="13.995cm" svg:y2="8.351cm">
            <text:p/>
          </draw:line>
        </draw:g>
        <draw:custom-shape draw:style-name="gr70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11.9261881111081cm 5.89589666438523cm)" svg:viewBox="0 0 3247 5170" svg:d="M3110 0c818 482-2248 5643-3110 5135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35cm">
          <draw:text-box>
            <text:p><text:span text:style-name="T11">Ope. </text:span><text:span text:style-name="T11">0.</text:span><text:span text:style-name="T12"> 3 </text:span><text:span text:style-name="T12">key-</text:span><text:span text:style-name="T12">value </text:span><text:span text:style-name="T12">pairs </text:span><text:span text:style-name="T12">are </text:span><text:span text:style-name="T12">alrea</text:span><text:span text:style-name="T12">dy </text:span><text:span text:style-name="T12">inser</text:span><text:span text:style-name="T12">ted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pe. </text:span><text:span text:style-name="T6">1.</text:span><text:span text:style-name="T7"> </text:span><text:span text:style-name="T7">Delet</text:span><text:span text:style-name="T7">ion </text:span><text:span text:style-name="T7">of </text:span><text:span text:style-name="T7">elem</text:span><text:span text:style-name="T7">ent0</text:span><text:span text:style-name="T7">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10.316cm" svg:y="8.501cm">
          <draw:text-box>
            <text:p text:style-name="P11"><text:span text:style-name="T18">last</text:span></text:p>
          </draw:text-box>
        </draw:frame>
        <draw:line draw:style-name="gr50" draw:text-style-name="P2" draw:layer="layout" svg:x1="12.492cm" svg:y1="10.046cm" svg:x2="12.492cm" svg:y2="10.046cm">
          <text:p/>
        </draw:line>
        <draw:frame draw:style-name="gr91" draw:text-style-name="P19" draw:layer="layout" svg:width="6.314cm" svg:height="0.962cm" svg:x="8.698cm" svg:y="9.246cm">
          <draw:text-box>
            <text:p><text:span text:style-name="T13">Movi</text:span><text:span text:style-name="T13">ng </text:span><text:span text:style-name="T13">last </text:span><text:span text:style-name="T13">elem</text:span><text:span text:style-name="T13">ent.</text:span></text:p>
          </draw:text-box>
        </draw:frame>
        <draw:frame draw:style-name="gr59" draw:text-style-name="P21" draw:layer="layout" svg:width="2.623cm" svg:height="0.962cm" svg:x="6.494cm" svg:y="9.241cm">
          <draw:text-box>
            <text:p><text:span text:style-name="T15">Ope. </text:span><text:span text:style-name="T15">2.</text:span></text:p>
          </draw:text-box>
        </draw:frame>
        <draw:line draw:style-name="gr50" draw:text-style-name="P2" draw:layer="layout" svg:x1="11.992cm" svg:y1="10.091cm" svg:x2="11.992cm" svg:y2="10.091cm">
          <text:p/>
        </draw:line>
        <draw:line draw:style-name="gr65" draw:text-style-name="P2" draw:layer="layout" svg:x1="13.502cm" svg:y1="8.819cm" svg:x2="14.202cm" svg:y2="8.819cm">
          <text:p/>
        </draw:line>
        <draw:line draw:style-name="gr65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0" draw:text-style-name="P14" draw:layer="layout" svg:width="1.095cm" svg:height="0.662cm" svg:x="3.616cm" svg:y="8.498cm">
          <draw:text-box>
            <text:p text:style-name="P11"><text:span text:style-name="T9">first</text:span></text:p>
          </draw:text-box>
        </draw:frame>
        <draw:custom-shape draw:style-name="gr47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.506cm" svg:y1="6.499cm" svg:x2="6.506cm" svg:y2="6.499cm">
          <text:p/>
        </draw:line>
        <draw:line draw:style-name="gr93" draw:text-style-name="P2" draw:layer="layout" svg:x1="7.506cm" svg:y1="8.499cm" svg:x2="5.506cm" svg:y2="8.499cm">
          <text:p/>
        </draw:line>
        <draw:frame draw:style-name="gr83" draw:text-style-name="P16" draw:layer="layout" svg:width="2.085cm" svg:height="1.673cm" svg:x="3.464cm" svg:y="6.664cm">
          <draw:text-box>
            <text:p><text:span text:style-name="T12">elem</text:span><text:span text:style-name="T12">-</text:span></text:p>
            <text:p><text:span text:style-name="T12">ent0</text:span><text:span text:style-name="T12">1</text:span></text:p>
          </draw:text-box>
        </draw:frame>
        <draw:frame draw:style-name="gr44" draw:text-style-name="P27" draw:layer="layout" svg:width="1.501cm" svg:height="0.662cm" svg:x="14.525cm" svg:y="6cm">
          <draw:text-box>
            <text:p text:style-name="P11"><text:span text:style-name="T18">empty</text:span></text:p>
          </draw:text-box>
        </draw:frame>
        <draw:path draw:style-name="gr53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5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89" draw:text-style-name="P2" draw:layer="layout" svg:x1="5.33cm" svg:y1="8.428cm" svg:x2="4.83cm" svg:y2="8.841cm">
            <text:p/>
          </draw:line>
          <draw:line draw:style-name="gr89" draw:text-style-name="P2" draw:layer="layout" svg:x1="4.98cm" svg:y1="8.428cm" svg:x2="5.18cm" svg:y2="8.841cm">
            <text:p/>
          </draw:line>
        </draw:g>
        <draw:g>
          <draw:line draw:style-name="gr89" draw:text-style-name="P2" draw:layer="layout" svg:x1="10.17cm" svg:y1="6.179cm" svg:x2="9.67cm" svg:y2="6.592cm">
            <text:p/>
          </draw:line>
          <draw:line draw:style-name="gr89" draw:text-style-name="P2" draw:layer="layout" svg:x1="9.82cm" svg:y1="6.179cm" svg:x2="10.02cm" svg:y2="6.592cm">
            <text:p/>
          </draw:line>
        </draw:g>
        <draw:frame draw:style-name="gr85" draw:text-style-name="P1" draw:layer="layout" svg:width="5.294cm" svg:height="0.962cm" svg:x="20.956cm" svg:y="3cm">
          <draw:text-box>
            <text:p><text:span text:style-name="T10">Dele</text:span><text:span text:style-name="T10">tion </text:span><text:span text:style-name="T10">case</text:span><text:span text:style-name="T10">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6T15:11:35.093874063</dc:date>
    <meta:editing-duration>PT21H8M2S</meta:editing-duration>
    <meta:editing-cycles>645</meta:editing-cycles>
    <meta:generator>LibreOffice/5.1.6.2$Linux_X86_64 LibreOffice_project/10m0$Build-2</meta:generator>
    <meta:document-statistic meta:object-count="835"/>
  </office:meta>
</office:document-meta>
</file>